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de" fo:country="DE" fo:font-weight="bold" officeooo:rsid="000101c5" officeooo:paragraph-rsid="003f036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de" fo:country="DE" fo:font-weight="normal" officeooo:rsid="0015909b" officeooo:paragraph-rsid="003f036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3f0365"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3f0365"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4bba29" officeooo:paragraph-rsid="003f036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de" fo:country="DE" style:text-underline-style="none" fo:font-weight="normal" officeooo:rsid="0007080f" officeooo:paragraph-rsid="003f036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de" fo:country="DE" style:text-underline-style="none" fo:font-weight="normal" officeooo:rsid="0007080f" officeooo:paragraph-rsid="0056116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de" fo:country="DE" style:text-underline-style="none" fo:font-weight="normal" officeooo:rsid="00411bd4" officeooo:paragraph-rsid="004273e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de" fo:country="DE" style:text-underline-style="none" fo:font-weight="normal" officeooo:rsid="00411bd4" officeooo:paragraph-rsid="0044414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de" fo:country="DE" style:text-underline-style="none" fo:font-weight="normal" officeooo:rsid="002663e8" officeooo:paragraph-rsid="0044414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de" fo:country="DE" style:text-underline-style="none" fo:font-weight="normal" officeooo:rsid="002663e8" officeooo:paragraph-rsid="004ca62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de" fo:country="DE" style:text-underline-style="none" fo:font-weight="normal" officeooo:rsid="002663e8" officeooo:paragraph-rsid="004d2da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de" fo:country="DE" style:text-underline-style="none" fo:font-weight="normal" officeooo:rsid="002663e8" officeooo:paragraph-rsid="0050876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de" fo:country="DE" style:text-underline-style="none" fo:font-weight="normal" officeooo:rsid="004bba29" officeooo:paragraph-rsid="004bba2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de" fo:country="DE" style:text-underline-style="none" fo:font-weight="normal" officeooo:rsid="004ca62d" officeooo:paragraph-rsid="004ca62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de" fo:country="DE" style:text-underline-style="none" fo:font-weight="normal" officeooo:rsid="004d2da1" officeooo:paragraph-rsid="004d2da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de" fo:country="DE" style:text-underline-style="none" fo:font-weight="normal" officeooo:rsid="0050876f" officeooo:paragraph-rsid="0050876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3f036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fo:font-size="12pt" fo:language="zxx" fo:country="none" fo:font-style="normal" style:text-underline-style="none" fo:font-weight="normal" officeooo:rsid="0038c5ee" officeooo:paragraph-rsid="003f036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3f0365"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color="#000000" loext:opacity="100%" style:font-name="Liberation Serif" fo:font-size="16pt" fo:language="de" fo:country="DE" fo:font-style="normal" style:text-underline-style="solid" style:text-underline-width="auto" style:text-underline-color="font-color" fo:font-weight="bold" officeooo:rsid="000101c5" officeooo:paragraph-rsid="003f0365"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fo:color="#000000" loext:opacity="100%" fo:font-size="10pt" fo:language="de" fo:country="DE" style:text-underline-style="none" fo:font-weight="normal" officeooo:rsid="002eb391" officeooo:paragraph-rsid="003f0365"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fo:color="#000000" loext:opacity="100%" style:font-name="Consolas" fo:font-size="10pt" fo:language="zxx" fo:country="none" fo:font-style="normal" style:text-underline-style="none" fo:font-weight="normal" officeooo:rsid="000101c5"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officeooo:paragraph-rsid="005427b7"/>
    </style:style>
    <style:style style:name="P25" style:family="paragraph" style:parent-style-name="Standard">
      <style:paragraph-properties fo:text-align="start" style:justify-single-word="false"/>
      <style:text-properties officeooo:rsid="005427b7" officeooo:paragraph-rsid="005427b7"/>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rsid="000101c5"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f0365" style:font-size-asian="10pt" style:font-weight-asian="normal" style:font-size-complex="10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571d3e" officeooo:paragraph-rsid="00571d3e" style:font-size-asian="10pt" style:font-weight-asian="normal"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size="12pt" fo:language="de" fo:country="DE" fo:font-style="normal" style:text-underline-style="none" fo:font-weight="normal" officeooo:rsid="0007080f" officeooo:paragraph-rsid="005fa27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officeooo:rsid="0038c5ee"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2pt" fo:language="de" fo:country="DE" fo:font-style="normal" style:text-underline-style="none" fo:font-weight="normal" officeooo:rsid="0060189b" officeooo:paragraph-rsid="006538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f0365" style:font-size-asian="10pt" style:font-weight-asian="normal" style:font-size-complex="10pt"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5427b7" style:font-size-asian="10pt" style:font-weight-asian="normal" style:font-size-complex="10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5427b7" officeooo:paragraph-rsid="005c0fbd" style:font-size-asian="10pt" style:font-weight-asian="normal" style:font-size-complex="10pt"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style:text-underline-style="none" fo:font-weight="normal" officeooo:rsid="002b977e" officeooo:paragraph-rsid="005fa27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style:text-underline-style="none" fo:font-weight="normal" officeooo:rsid="0007080f" officeooo:paragraph-rsid="005fa27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style:text-underline-style="none" fo:font-weight="normal" officeooo:rsid="005427b7" officeooo:paragraph-rsid="00629304"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style:text-underline-style="none" fo:font-weight="normal" officeooo:rsid="006b0e8f" officeooo:paragraph-rsid="006b0e8f"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font-size-complex="10pt"/>
    </style:style>
    <style:style style:name="P4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6b0e8f" style:font-size-asian="10pt" style:font-size-complex="10pt"/>
    </style:style>
    <style:style style:name="P4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rsid="005b0292" officeooo:paragraph-rsid="005fa277" style:font-size-asian="12pt" style:language-asian="zxx" style:country-asian="none" style:font-style-asian="normal" style:font-weight-asian="normal" style:font-size-complex="10pt" style:language-complex="zxx" style:country-complex="none"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color="#000000" loext:opacity="100%" style:font-name="Liberation Serif" fo:font-size="12pt" fo:language="de" fo:country="DE" fo:font-style="normal" style:text-underline-style="none" fo:font-weight="normal" officeooo:rsid="002b977e" officeooo:paragraph-rsid="005fa27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fo:color="#000000" loext:opacity="100%" style:font-name="Consolas" fo:font-size="10pt" officeooo:paragraph-rsid="005427b7" style:font-size-asian="10pt" style:font-size-complex="10pt"/>
    </style:style>
    <style:style style:name="P47"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5427b7" style:font-size-asian="12pt" style:font-weight-asian="normal" style:font-size-complex="12pt" style:font-weight-complex="normal"/>
    </style:style>
    <style:style style:name="P48"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color="#000000" loext:opacity="100%"/>
    </style:style>
    <style:style style:name="T3" style:family="text">
      <style:text-properties fo:color="#000000" loext:opacity="100%" style:font-name="Liberation Serif" fo:font-size="12pt" fo:language="de" fo:country="DE" style:text-underline-style="none" fo:font-weight="normal" style:font-size-asian="12pt" style:font-weight-asian="normal" style:font-size-complex="12pt" style:font-weight-complex="normal"/>
    </style:style>
    <style:style style:name="T4" style:family="text">
      <style:text-properties fo:color="#000000" loext:opacity="100%" style:font-name="Liberation Serif" fo:font-size="12pt" fo:language="de" fo:country="DE" style:text-underline-style="none" fo:font-weight="normal" officeooo:rsid="002b977e" style:font-size-asian="12pt" style:font-weight-asian="normal" style:font-size-complex="12pt" style:font-weight-complex="normal"/>
    </style:style>
    <style:style style:name="T5" style:family="text">
      <style:text-properties fo:color="#000000" loext:opacity="100%" style:font-name="Liberation Serif" fo:font-size="12pt" fo:language="de" fo:country="DE" style:text-underline-style="none" fo:font-weight="normal" officeooo:rsid="00555408" style:font-size-asian="12pt" style:font-weight-asian="normal" style:font-size-complex="12pt" style:font-weight-complex="normal"/>
    </style:style>
    <style:style style:name="T6" style:family="text">
      <style:text-properties fo:color="#000000" loext:opacity="100%" style:font-name="Liberation Serif" style:font-size-asian="12pt"/>
    </style:style>
    <style:style style:name="T7" style:family="text">
      <style:text-properties fo:color="#000000" loext:opacity="100%" style:font-name="Liberation Serif" officeooo:rsid="002b977e" style:font-size-asian="12pt"/>
    </style:style>
    <style:style style:name="T8" style:family="text">
      <style:text-properties fo:color="#000000" loext:opacity="100%" style:font-name="Liberation Serif" officeooo:rsid="005427b7" style:font-size-asian="12pt"/>
    </style:style>
    <style:style style:name="T9" style:family="text">
      <style:text-properties fo:color="#000000" loext:opacity="100%" style:font-name="Liberation Serif" officeooo:rsid="00566bf8" style:font-size-asian="12pt"/>
    </style:style>
    <style:style style:name="T10" style:family="text">
      <style:text-properties fo:color="#000000" loext:opacity="100%" style:font-name="Liberation Serif" officeooo:rsid="0060a3a7" style:font-size-asian="12pt"/>
    </style:style>
    <style:style style:name="T11" style:family="text">
      <style:text-properties fo:color="#000000" loext:opacity="100%" style:font-name="Liberation Serif" officeooo:rsid="00645f03" style:font-size-asian="12pt"/>
    </style:style>
    <style:style style:name="T12" style:family="text">
      <style:text-properties fo:color="#000000" loext:opacity="100%" style:font-name="Liberation Serif" officeooo:rsid="00670d3d" style:font-size-asian="12pt"/>
    </style:style>
    <style:style style:name="T13" style:family="text">
      <style:text-properties fo:color="#000000" loext:opacity="100%" style:font-name="Consolas" fo:font-size="12pt" fo:language="de" fo:country="DE" style:text-underline-style="none" fo:font-weight="normal" officeooo:rsid="0007080f" style:font-size-asian="12pt" style:font-weight-asian="normal" style:font-size-complex="12pt" style:font-weight-complex="normal"/>
    </style:style>
    <style:style style:name="T14" style:family="text">
      <style:text-properties fo:color="#000000" loext:opacity="100%" style:font-name="Consolas" fo:font-size="10pt" style:font-size-asian="10pt" style:font-size-complex="10pt"/>
    </style:style>
    <style:style style:name="T15" style:family="text">
      <style:text-properties fo:color="#000000" loext:opacity="100%" style:font-name="Consolas" fo:font-size="10pt" fo:language="de" fo:country="DE" style:text-underline-style="none" fo:font-weight="normal" officeooo:rsid="005427b7" style:font-size-asian="10pt" style:font-weight-asian="normal" style:font-size-complex="10pt" style:font-weight-complex="normal"/>
    </style:style>
    <style:style style:name="T16" style:family="text">
      <style:text-properties style:font-name="Consolas"/>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2b977e" style:font-size-asian="12pt" style:font-size-complex="12pt"/>
    </style:style>
    <style:style style:name="T19" style:family="text">
      <style:text-properties style:font-name="Liberation Serif" fo:font-size="12pt" officeooo:rsid="00571d3e" style:font-size-asian="12pt" style:font-size-complex="12pt"/>
    </style:style>
    <style:style style:name="T20" style:family="text">
      <style:text-properties style:font-name="Liberation Serif" officeooo:rsid="002b977e" style:font-size-asian="12pt"/>
    </style:style>
    <style:style style:name="T21" style:family="text">
      <style:text-properties style:font-name="Liberation Serif" officeooo:rsid="005427b7" style:font-size-asian="12pt"/>
    </style:style>
    <style:style style:name="T22" style:family="text">
      <style:text-properties style:font-name="Liberation Serif" officeooo:rsid="005fa277" style:font-size-asian="12pt"/>
    </style:style>
    <style:style style:name="T23" style:family="text">
      <style:text-properties fo:color="#ff0000" loext:opacity="100%" style:font-name="Consolas"/>
    </style:style>
    <style:style style:name="T24" style:family="text">
      <style:text-properties officeooo:rsid="0015909b"/>
    </style:style>
    <style:style style:name="T25" style:family="text">
      <style:text-properties officeooo:rsid="00380578"/>
    </style:style>
    <style:style style:name="T26" style:family="text">
      <style:text-properties officeooo:rsid="0020a132"/>
    </style:style>
    <style:style style:name="T27" style:family="text">
      <style:text-properties officeooo:rsid="00420581"/>
    </style:style>
    <style:style style:name="T28" style:family="text">
      <style:text-properties officeooo:rsid="004230f8"/>
    </style:style>
    <style:style style:name="T29" style:family="text">
      <style:text-properties officeooo:rsid="004273e7"/>
    </style:style>
    <style:style style:name="T30" style:family="text">
      <style:text-properties officeooo:rsid="002663e8"/>
    </style:style>
    <style:style style:name="T31" style:family="text">
      <style:text-properties officeooo:rsid="0045891e"/>
    </style:style>
    <style:style style:name="T32" style:family="text">
      <style:text-properties officeooo:rsid="00487f57"/>
    </style:style>
    <style:style style:name="T33" style:family="text">
      <style:text-properties officeooo:rsid="004bba29"/>
    </style:style>
    <style:style style:name="T34" style:family="text">
      <style:text-properties officeooo:rsid="004ca62d"/>
    </style:style>
    <style:style style:name="T35" style:family="text">
      <style:text-properties officeooo:rsid="004f12fb"/>
    </style:style>
    <style:style style:name="T36" style:family="text">
      <style:text-properties officeooo:rsid="005134f0"/>
    </style:style>
    <style:style style:name="T37" style:family="text">
      <style:text-properties officeooo:rsid="005427b7"/>
    </style:style>
    <style:style style:name="T38" style:family="text">
      <style:text-properties officeooo:rsid="00565473"/>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text:anchor-type="paragraph" draw:z-index="0" draw:name="Form1" draw:style-name="gr1" draw:text-style-name="P48" svg:width="3.67cm" svg:height="0.565cm" svg:x="14.192cm" svg:y="0.046cm"><draw:text-box><text:p>20. November 2021</text:p></draw:text-box></draw:frame><text:span text:style-name="T24">Aufgabe </text:span><text:span text:style-name="T25">5</text:span><text:span text:style-name="T24">: </text:span><text:span text:style-name="T25">Marktwaage</text:span></text:p>
      <text:p text:style-name="P2"><text:span text:style-name="T1"><text:line-break/>Team-ID: </text:span>00821<text:line-break/><text:span text:style-name="T1">Team: </text:span>IaC 0.9524<text:line-break/><text:span text:style-name="T1">Bearbeiter dieser Aufgabe: </text:span>Paul Buda</text:p>
      <text:p text:style-name="P1"/>
      <text:p text:style-name="P3">Lösungsidee:</text:p>
      <text:p text:style-name="P3"/>
      <text:p text:style-name="P8"><text:span text:style-name="T26">Z</text:span>uerst <text:span text:style-name="T31">muss man alle Möglichkeiten betrachten, wie man die Gewichte auf der Waage verteilen kann. Danach muss man doppelt erzielte Gewichte aussortieren, wobei man hier die Möglichkeiten behält, für welche man die geringste Anzahl an Gewichten </text:span><text:span text:style-name="T32">benötigt</text:span><text:span text:style-name="T31">, bzw. die Summe aller benötigten Gewichte am geringsten ist. </text:span><text:span text:style-name="T32">Jetzt muss man nur noch zu allen gesuchten Gewichten, das Nächstmögliche finden und ausgeben, welche Gewichte man dazu auf welche Seiten legen muss.</text:span></text:p>
      <text:p text:style-name="P3"><text:line-break/><text:span text:style-name="T2">Umsetzung:</text:span></text:p>
      <text:p text:style-name="P5"/>
      <text:p text:style-name="P14">Zuerst wird die Bibliothek numpy importiert um schneller und effektiver mit Listen bzw. Arrays rechnen zu können, da wir davon viele benötigen.</text:p>
      <text:p text:style-name="P14">Danach ließt das Programm alle Gewichte aus der Datei aus und speichert alle verschieden schwere Gewichte einmal in einer Liste.</text:p>
      <text:p text:style-name="P9"><text:span text:style-name="T33">Zudem </text:span>generiert man sich eine Liste in welcher alle Möglichkeiten, wie man die Gewichte auf der Waage anordnen kann <text:span text:style-name="T29">und jeweils das damit erzielte Gewicht, </text:span><text:s/>vorhanden sind. Um Rechenaufwand zu sparen kann man statt dem Gewicht von 10<text:span text:style-name="T27">g</text:span> <text:span text:style-name="T27">(</text:span>bzw. -10g wenn es auf der anderen Seite liegt <text:span text:style-name="T27">oder 0g wenn man es gar nicht benutzt</text:span>), wenn dieses Gewicht <text:span text:style-name="T27">mehrmals (bspw. dreimal)</text:span> vorhanden ist direkt mit den Gewichten 30g, 20g, 10g, 0g, -10g, -20g, -30g rechnen, so kann es auch nicht passieren, dass man das gleiche Gewicht sowohl links als auch rechts auf die Waage <text:span text:style-name="T28">legen muss</text:span>.</text:p>
      <text:p text:style-name="P14">Bsp. für <text:s/>1<text:span text:style-name="T30">x10g und </text:span>2<text:span text:style-name="T30">x50g: </text:span>[[-10, 0, 10], [-100, <text:s/>-50, 0, 50, 100]]</text:p>
      <text:p text:style-name="P14">Jetzt werden mittels der Meshgrid Funktion alle Möglichen Kombinationsmöglichkeiten der Gewichten berechnet, diese Liste wird wie unten im Beispiel auf die Hälfte der Länge reduziert, da man immer zweimal die gleiche Verteilung nur mit negativem Vorzeichen bekommt. </text:p>
      <text:p text:style-name="P10">Bsp. für <text:span text:style-name="T33">1</text:span>x10g und <text:span text:style-name="T33">2x</text:span>50g: [[-10, -100], [0, -<text:span text:style-name="T33">100</text:span>], [<text:span text:style-name="T33">1</text:span>0, -<text:span text:style-name="T33">100</text:span>], <text:span text:style-name="T33">[-10, 50], [0, 50]</text:span>, <text:span text:style-name="T33">[10, 50], [-10, 0]]</text:span></text:p>
      <text:p text:style-name="P10"><text:tab/><text:tab/><text:tab/> <text:s text:c="7"/><text:span text:style-name="T33">[0, 0] kann weggelassen werden, da kein Gewicht auf der Waage liegt</text:span></text:p>
      <text:p text:style-name="P12"><text:tab/><text:tab/><text:tab/> <text:s text:c="7"/><text:span text:style-name="T33">[10, 0] kann weggelassen werden, da Äquivalent zu [-10, 0] * -1 usw.</text:span></text:p>
      <text:p text:style-name="P16">Um weiter Rechenleistung sparen zu können werden dann alle möglichen Verteilungen mit dem Betrag der Summe kleiner 11kg aussortiert, diese werden später vermutlich nicht mehr benötigt (da der Abstand zu 10kg schon 10% beträgt und die Messungenauigkeit somit hoch wird).</text:p>
      <text:p text:style-name="P15">Im Folgenden wird die Liste um die Summe der Gewichte erweitert.</text:p>
      <text:p text:style-name="P11">Bsp. für <text:span text:style-name="T33">1</text:span>x10g und <text:span text:style-name="T33">2x</text:span>50g: [<text:span text:style-name="T34">[</text:span>[-10, -100], -<text:span text:style-name="T34">110]</text:span>, <text:span text:style-name="T34">[</text:span>[0, -<text:span text:style-name="T33">100</text:span>], -<text:span text:style-name="T34">100]</text:span>, <text:span text:style-name="T34">[</text:span>[<text:span text:style-name="T33">1</text:span>0, -<text:span text:style-name="T33">100</text:span>], -<text:span text:style-name="T34">90], </text:span><text:span text:style-name="T35">[[-10, -50], -60], </text:span><text:span text:style-name="T34">…</text:span><text:span text:style-name="T33">]</text:span></text:p>
      <text:p text:style-name="P16">Danach wird die Liste nach Anzahl der benötigten Gewichten und Summe aller benötigten Gewichte sortiert, um später bei gleichen Summen der Gewichte jene Möglichkeiten zu behalten für welche man die wenigsten (bei gleich wenigen, die leichtesten) Gewichte zu verwenden. Zwischendurch werden die benötigten Gewichte und Summe der Gewichte noch negiert, falls die Summe der Gewichte negativ ist (tauschen der Seiten der Gewichte von rechts nach links bzw. links nach rechts).</text:p>
      <text:p text:style-name="P13">Bsp. für <text:span text:style-name="T33">1</text:span>x10g und <text:span text:style-name="T33">2x</text:span>50g: [<text:span text:style-name="T35">[[10, 50], 60], </text:span><text:span text:style-name="T34">[</text:span>[-<text:span text:style-name="T33">1</text:span>0, <text:span text:style-name="T33">100</text:span>], <text:span text:style-name="T34">90]</text:span>, <text:span text:style-name="T34">[</text:span>[0, <text:span text:style-name="T33">100</text:span>], <text:span text:style-name="T34">100], [</text:span>[10, 100], <text:span text:style-name="T34">110], …</text:span><text:span text:style-name="T33">]</text:span></text:p>
      <text:p text:style-name="P17">Zum <text:span text:style-name="T36">Schluss wird jetzt mittels einer For-Schleife welche von 10 bis 10000 in Zehner schritten zählt noch zu jedem gesuchten Gewicht das nächstmöglich Erzielbare gesucht und dann ausgegeben, welche Gewicht man dazu auf welche Seite der Waage legen muss.</text:span></text:p>
      <text:p text:style-name="P16"><text:s/></text:p>
      <text:p text:style-name="P4"><text:soft-page-break/>Beispiele:</text:p>
      <text:p text:style-name="P3"/>
      <text:p text:style-name="P6">Bei <text:span text:style-name="T37">Gewichtsstücke</text:span> <text:span text:style-name="T38">0</text:span> erzeugt das Programm folgende Ausgabe:<text:line-break/></text:p>
      <text:p text:style-name="P28">10g -&gt; 10g</text:p>
      <text:p text:style-name="P42">Rechts: 1*10g</text:p>
      <text:p text:style-name="P42">Links: </text:p>
      <text:p text:style-name="P42">20g -&gt; 20g</text:p>
      <text:p text:style-name="P42">Rechts: 2*10g</text:p>
      <text:p text:style-name="P42">Links: </text:p>
      <text:p text:style-name="P42">30g -&gt; 30g</text:p>
      <text:p text:style-name="P42">Rechts: 3*10g</text:p>
      <text:p text:style-name="P42">Links: </text:p>
      <text:p text:style-name="P42">40g -&gt; 40g</text:p>
      <text:p text:style-name="P42">Rechts: 1*50g</text:p>
      <text:p text:style-name="P42">Links: 1*10g</text:p>
      <text:p text:style-name="P42">50g -&gt; 50g</text:p>
      <text:p text:style-name="P42">Rechts: 1*50g</text:p>
      <text:p text:style-name="P42">Links: </text:p>
      <text:p text:style-name="P42">60g -&gt; 60g</text:p>
      <text:p text:style-name="P42">Rechts: 1*10g, 1*50g</text:p>
      <text:p text:style-name="P42">Links: </text:p>
      <text:p text:style-name="P42">70g -&gt; 70g</text:p>
      <text:p text:style-name="P42">Rechts: 2*10g, 1*50g</text:p>
      <text:p text:style-name="P42">Links: </text:p>
      <text:p text:style-name="P42">80g -&gt; 80g</text:p>
      <text:p text:style-name="P42">Rechts: 3*10g, 1*50g</text:p>
      <text:p text:style-name="P42">Links: </text:p>
      <text:p text:style-name="P42">90g -&gt; 90g</text:p>
      <text:p text:style-name="P42">Rechts: 1*100g</text:p>
      <text:p text:style-name="P42">Links: 1*10g</text:p>
      <text:p text:style-name="P42">100g -&gt; 100g</text:p>
      <text:p text:style-name="P42">Rechts: 1*100g</text:p>
      <text:p text:style-name="P42">Links: </text:p>
      <text:p text:style-name="P42">110g -&gt; 110g</text:p>
      <text:p text:style-name="P42">Rechts: 1*10g, 1*100g</text:p>
      <text:p text:style-name="P42">Links: </text:p>
      <text:p text:style-name="P42">120g -&gt; 120g</text:p>
      <text:p text:style-name="P42">Rechts: 2*10g, 1*100g</text:p>
      <text:p text:style-name="P42">Links: </text:p>
      <text:p text:style-name="P42">130g -&gt; 130g</text:p>
      <text:p text:style-name="P42">Rechts: 3*10g, 1*100g</text:p>
      <text:p text:style-name="P42">Links: </text:p>
      <text:p text:style-name="P42">140g -&gt; 140g</text:p>
      <text:p text:style-name="P42">Rechts: 1*50g, 1*100g</text:p>
      <text:p text:style-name="P42">Links: 1*10g</text:p>
      <text:p text:style-name="P42">150g -&gt; 150g</text:p>
      <text:p text:style-name="P42">Rechts: 1*50g, 1*100g</text:p>
      <text:p text:style-name="P42">Links: </text:p>
      <text:p text:style-name="P42">160g -&gt; 160g</text:p>
      <text:p text:style-name="P42">Rechts: 1*10g, 1*50g, 1*100g</text:p>
      <text:p text:style-name="P42">Links: </text:p>
      <text:p text:style-name="P42">170g -&gt; 170g</text:p>
      <text:p text:style-name="P42">Rechts: 2*10g, 1*50g, 1*100g</text:p>
      <text:p text:style-name="P42">Links: </text:p>
      <text:p text:style-name="P42">180g -&gt; 180g</text:p>
      <text:p text:style-name="P42">Rechts: 3*10g, 1*50g, 1*100g</text:p>
      <text:p text:style-name="P42"><text:soft-page-break/>Links: </text:p>
      <text:p text:style-name="P42">190g -&gt; 190g</text:p>
      <text:p text:style-name="P42">Rechts: 2*100g</text:p>
      <text:p text:style-name="P42">Links: 1*10g</text:p>
      <text:p text:style-name="P42">200g -&gt; 200g</text:p>
      <text:p text:style-name="P42">Rechts: 2*100g</text:p>
      <text:p text:style-name="P42">Links: </text:p>
      <text:p text:style-name="P42">210g -&gt; 210g</text:p>
      <text:p text:style-name="P42">Rechts: 1*10g, 2*100g</text:p>
      <text:p text:style-name="P42">Links: </text:p>
      <text:p text:style-name="P42">220g -&gt; 220g</text:p>
      <text:p text:style-name="P42">Rechts: 2*10g, 2*100g</text:p>
      <text:p text:style-name="P42">Links: </text:p>
      <text:p text:style-name="P42">230g -&gt; 230g</text:p>
      <text:p text:style-name="P42">Rechts: 3*10g, 2*100g</text:p>
      <text:p text:style-name="P42">Links: </text:p>
      <text:p text:style-name="P42">240g -&gt; 240g</text:p>
      <text:p text:style-name="P42">Rechts: 1*50g, 2*100g</text:p>
      <text:p text:style-name="P42">Links: 1*10g</text:p>
      <text:p text:style-name="P42">250g -&gt; 250g</text:p>
      <text:p text:style-name="P42">Rechts: 1*50g, 2*100g</text:p>
      <text:p text:style-name="P42">Links: </text:p>
      <text:p text:style-name="P42">260g -&gt; 260g</text:p>
      <text:p text:style-name="P42">Rechts: 1*10g, 1*50g, 2*100g</text:p>
      <text:p text:style-name="P42">Links: </text:p>
      <text:p text:style-name="P42">270g -&gt; 270g</text:p>
      <text:p text:style-name="P42">Rechts: 2*10g, 1*50g, 2*100g</text:p>
      <text:p text:style-name="P42">Links: </text:p>
      <text:p text:style-name="P42">280g -&gt; 280g</text:p>
      <text:p text:style-name="P42">Rechts: 3*10g, 1*50g, 2*100g</text:p>
      <text:p text:style-name="P42">Links: </text:p>
      <text:p text:style-name="P42">290g -&gt; 290g</text:p>
      <text:p text:style-name="P42">Rechts: 3*100g</text:p>
      <text:p text:style-name="P42">Links: 1*10g</text:p>
      <text:p text:style-name="P42">300g -&gt; 300g</text:p>
      <text:p text:style-name="P42">Rechts: 3*100g</text:p>
      <text:p text:style-name="P42">Links: </text:p>
      <text:p text:style-name="P42">310g -&gt; 310g</text:p>
      <text:p text:style-name="P42">Rechts: 1*10g, 3*100g</text:p>
      <text:p text:style-name="P42">Links: </text:p>
      <text:p text:style-name="P42">320g -&gt; 320g</text:p>
      <text:p text:style-name="P42">Rechts: 2*10g, 3*100g</text:p>
      <text:p text:style-name="P42">Links: </text:p>
      <text:p text:style-name="P42">330g -&gt; 330g</text:p>
      <text:p text:style-name="P42">Rechts: 3*10g, 3*100g</text:p>
      <text:p text:style-name="P42">Links: </text:p>
      <text:p text:style-name="P42">340g -&gt; 340g</text:p>
      <text:p text:style-name="P42">Rechts: 1*50g, 3*100g</text:p>
      <text:p text:style-name="P42">Links: 1*10g</text:p>
      <text:p text:style-name="P42">350g -&gt; 350g</text:p>
      <text:p text:style-name="P42">Rechts: 1*50g, 3*100g</text:p>
      <text:p text:style-name="P42">Links: </text:p>
      <text:p text:style-name="P42">360g -&gt; 360g</text:p>
      <text:p text:style-name="P42">Rechts: 1*10g, 1*50g, 3*100g</text:p>
      <text:p text:style-name="P42">Links: </text:p>
      <text:p text:style-name="P42">370g -&gt; 370g</text:p>
      <text:p text:style-name="P42">Rechts: 2*10g, 1*50g, 3*100g</text:p>
      <text:p text:style-name="P42">Links: </text:p>
      <text:p text:style-name="P42"><text:soft-page-break/>380g -&gt; 380g</text:p>
      <text:p text:style-name="P42">Rechts: 3*10g, 1*50g, 3*100g</text:p>
      <text:p text:style-name="P42">Links: </text:p>
      <text:p text:style-name="P42">390g -&gt; 390g</text:p>
      <text:p text:style-name="P42">Rechts: 2*50g, 3*100g</text:p>
      <text:p text:style-name="P42">Links: 1*10g</text:p>
      <text:p text:style-name="P42">400g -&gt; 400g</text:p>
      <text:p text:style-name="P42">Rechts: 2*50g, 3*100g</text:p>
      <text:p text:style-name="P42">Links: </text:p>
      <text:p text:style-name="P42">410g -&gt; 410g</text:p>
      <text:p text:style-name="P42">Rechts: 1*10g, 2*50g, 3*100g</text:p>
      <text:p text:style-name="P42">Links: </text:p>
      <text:p text:style-name="P42">420g -&gt; 420g</text:p>
      <text:p text:style-name="P42">Rechts: 2*10g, 2*50g, 3*100g</text:p>
      <text:p text:style-name="P42">Links: </text:p>
      <text:p text:style-name="P42">430g -&gt; 430g</text:p>
      <text:p text:style-name="P42">Rechts: 3*10g, 2*50g, 3*100g</text:p>
      <text:p text:style-name="P42">Links: </text:p>
      <text:p text:style-name="P42">440g -&gt; 440g</text:p>
      <text:p text:style-name="P42">Rechts: 1*500g</text:p>
      <text:p text:style-name="P42">Links: 1*10g, 1*50g</text:p>
      <text:p text:style-name="P42">450g -&gt; 450g</text:p>
      <text:p text:style-name="P42">Rechts: 1*500g</text:p>
      <text:p text:style-name="P42">Links: 1*50g</text:p>
      <text:p text:style-name="P42">460g -&gt; 460g</text:p>
      <text:p text:style-name="P42">Rechts: 1*10g, 1*500g</text:p>
      <text:p text:style-name="P42">Links: 1*50g</text:p>
      <text:p text:style-name="P42">470g -&gt; 470g</text:p>
      <text:p text:style-name="P42">Rechts: 1*500g</text:p>
      <text:p text:style-name="P42">Links: 3*10g</text:p>
      <text:p text:style-name="P42">480g -&gt; 480g</text:p>
      <text:p text:style-name="P42">Rechts: 1*500g</text:p>
      <text:p text:style-name="P42">Links: 2*10g</text:p>
      <text:p text:style-name="P42">490g -&gt; 490g</text:p>
      <text:p text:style-name="P42">Rechts: 1*500g</text:p>
      <text:p text:style-name="P42">Links: 1*10g</text:p>
      <text:p text:style-name="P42">500g -&gt; 500g</text:p>
      <text:p text:style-name="P42">Rechts: 1*500g</text:p>
      <text:p text:style-name="P46">Links:</text:p>
      <text:p text:style-name="P46"/>
      <text:p text:style-name="P24"><text:span text:style-name="T15">[...]</text:span><text:span text:style-name="T13"><text:line-break/></text:span></text:p>
      <text:p text:style-name="P36">9500g -&gt; 9500g</text:p>
      <text:p text:style-name="P42">Rechts: 3*500g, 3*1000g, 1*5000g</text:p>
      <text:p text:style-name="P42">Links: </text:p>
      <text:p text:style-name="P42">9510g -&gt; 9510g</text:p>
      <text:p text:style-name="P42">Rechts: 1*10g, 3*500g, 3*1000g, 1*5000g</text:p>
      <text:p text:style-name="P42">Links: </text:p>
      <text:p text:style-name="P42">9520g -&gt; 9520g</text:p>
      <text:p text:style-name="P42">Rechts: 2*10g, 3*500g, 3*1000g, 1*5000g</text:p>
      <text:p text:style-name="P42">Links: </text:p>
      <text:p text:style-name="P42">9530g -&gt; 9530g</text:p>
      <text:p text:style-name="P42">Rechts: 3*10g, 3*500g, 3*1000g, 1*5000g</text:p>
      <text:p text:style-name="P42">Links: </text:p>
      <text:p text:style-name="P42">9540g -&gt; 9540g</text:p>
      <text:p text:style-name="P42">Rechts: 1*50g, 3*500g, 3*1000g, 1*5000g</text:p>
      <text:p text:style-name="P42">Links: 1*10g</text:p>
      <text:p text:style-name="P42"><text:soft-page-break/>9550g -&gt; 9550g</text:p>
      <text:p text:style-name="P42">Rechts: 1*50g, 3*500g, 3*1000g, 1*5000g</text:p>
      <text:p text:style-name="P42">Links: </text:p>
      <text:p text:style-name="P42">9560g -&gt; 9560g</text:p>
      <text:p text:style-name="P42">Rechts: 1*10g, 1*50g, 3*500g, 3*1000g, 1*5000g</text:p>
      <text:p text:style-name="P42">Links: </text:p>
      <text:p text:style-name="P42">9570g -&gt; 9570g</text:p>
      <text:p text:style-name="P42">Rechts: 2*10g, 1*50g, 3*500g, 3*1000g, 1*5000g</text:p>
      <text:p text:style-name="P42">Links: </text:p>
      <text:p text:style-name="P42">9580g -&gt; 9580g</text:p>
      <text:p text:style-name="P42">Rechts: 3*10g, 1*50g, 3*500g, 3*1000g, 1*5000g</text:p>
      <text:p text:style-name="P42">Links: </text:p>
      <text:p text:style-name="P42">9590g -&gt; 9590g</text:p>
      <text:p text:style-name="P42">Rechts: 1*100g, 3*500g, 3*1000g, 1*5000g</text:p>
      <text:p text:style-name="P42">Links: 1*10g</text:p>
      <text:p text:style-name="P42">9600g -&gt; 9600g</text:p>
      <text:p text:style-name="P42">Rechts: 1*100g, 3*500g, 3*1000g, 1*5000g</text:p>
      <text:p text:style-name="P42">Links: </text:p>
      <text:p text:style-name="P42">9610g -&gt; 9610g</text:p>
      <text:p text:style-name="P42">Rechts: 1*10g, 1*100g, 3*500g, 3*1000g, 1*5000g</text:p>
      <text:p text:style-name="P42">Links: </text:p>
      <text:p text:style-name="P42">9620g -&gt; 9620g</text:p>
      <text:p text:style-name="P42">Rechts: 2*10g, 1*100g, 3*500g, 3*1000g, 1*5000g</text:p>
      <text:p text:style-name="P42">Links: </text:p>
      <text:p text:style-name="P42">9630g -&gt; 9630g</text:p>
      <text:p text:style-name="P42">Rechts: 3*10g, 1*100g, 3*500g, 3*1000g, 1*5000g</text:p>
      <text:p text:style-name="P42">Links: </text:p>
      <text:p text:style-name="P42">9640g -&gt; 9640g</text:p>
      <text:p text:style-name="P42">Rechts: 1*50g, 1*100g, 3*500g, 3*1000g, 1*5000g</text:p>
      <text:p text:style-name="P42">Links: 1*10g</text:p>
      <text:p text:style-name="P42">9650g -&gt; 9650g</text:p>
      <text:p text:style-name="P42">Rechts: 1*50g, 1*100g, 3*500g, 3*1000g, 1*5000g</text:p>
      <text:p text:style-name="P42">Links: </text:p>
      <text:p text:style-name="P42">9660g -&gt; 9660g</text:p>
      <text:p text:style-name="P42">Rechts: 1*10g, 1*50g, 1*100g, 3*500g, 3*1000g, 1*5000g</text:p>
      <text:p text:style-name="P42">Links: </text:p>
      <text:p text:style-name="P42">9670g -&gt; 9670g</text:p>
      <text:p text:style-name="P42">Rechts: 2*10g, 1*50g, 1*100g, 3*500g, 3*1000g, 1*5000g</text:p>
      <text:p text:style-name="P42">Links: </text:p>
      <text:p text:style-name="P42">9680g -&gt; 9680g</text:p>
      <text:p text:style-name="P42">Rechts: 3*10g, 1*50g, 1*100g, 3*500g, 3*1000g, 1*5000g</text:p>
      <text:p text:style-name="P42">Links: </text:p>
      <text:p text:style-name="P42">9690g -&gt; 9690g</text:p>
      <text:p text:style-name="P42">Rechts: 2*100g, 3*500g, 3*1000g, 1*5000g</text:p>
      <text:p text:style-name="P42">Links: 1*10g</text:p>
      <text:p text:style-name="P42">9700g -&gt; 9700g</text:p>
      <text:p text:style-name="P42">Rechts: 2*100g, 3*500g, 3*1000g, 1*5000g</text:p>
      <text:p text:style-name="P42">Links: </text:p>
      <text:p text:style-name="P42">9710g -&gt; 9710g</text:p>
      <text:p text:style-name="P42">Rechts: 1*10g, 2*100g, 3*500g, 3*1000g, 1*5000g</text:p>
      <text:p text:style-name="P42">Links: </text:p>
      <text:p text:style-name="P42">9720g -&gt; 9720g</text:p>
      <text:p text:style-name="P42">Rechts: 2*10g, 2*100g, 3*500g, 3*1000g, 1*5000g</text:p>
      <text:p text:style-name="P42">Links: </text:p>
      <text:p text:style-name="P42">9730g -&gt; 9730g</text:p>
      <text:p text:style-name="P42">Rechts: 3*10g, 2*100g, 3*500g, 3*1000g, 1*5000g</text:p>
      <text:p text:style-name="P42">Links: </text:p>
      <text:p text:style-name="P42">9740g -&gt; 9740g</text:p>
      <text:p text:style-name="P42"><text:soft-page-break/>Rechts: 1*50g, 2*100g, 3*500g, 3*1000g, 1*5000g</text:p>
      <text:p text:style-name="P42">Links: 1*10g</text:p>
      <text:p text:style-name="P42">9750g -&gt; 9750g</text:p>
      <text:p text:style-name="P42">Rechts: 1*50g, 2*100g, 3*500g, 3*1000g, 1*5000g</text:p>
      <text:p text:style-name="P42">Links: </text:p>
      <text:p text:style-name="P42">9760g -&gt; 9760g</text:p>
      <text:p text:style-name="P42">Rechts: 1*10g, 1*50g, 2*100g, 3*500g, 3*1000g, 1*5000g</text:p>
      <text:p text:style-name="P42">Links: </text:p>
      <text:p text:style-name="P42">9770g -&gt; 9770g</text:p>
      <text:p text:style-name="P42">Rechts: 2*10g, 1*50g, 2*100g, 3*500g, 3*1000g, 1*5000g</text:p>
      <text:p text:style-name="P42">Links: </text:p>
      <text:p text:style-name="P42">9780g -&gt; 9780g</text:p>
      <text:p text:style-name="P42">Rechts: 3*10g, 1*50g, 2*100g, 3*500g, 3*1000g, 1*5000g</text:p>
      <text:p text:style-name="P42">Links: </text:p>
      <text:p text:style-name="P42">9790g -&gt; 9790g</text:p>
      <text:p text:style-name="P42">Rechts: 3*100g, 3*500g, 3*1000g, 1*5000g</text:p>
      <text:p text:style-name="P42">Links: 1*10g</text:p>
      <text:p text:style-name="P42">9800g -&gt; 9800g</text:p>
      <text:p text:style-name="P42">Rechts: 3*100g, 3*500g, 3*1000g, 1*5000g</text:p>
      <text:p text:style-name="P42">Links: </text:p>
      <text:p text:style-name="P42">9810g -&gt; 9810g</text:p>
      <text:p text:style-name="P42">Rechts: 1*10g, 3*100g, 3*500g, 3*1000g, 1*5000g</text:p>
      <text:p text:style-name="P42">Links: </text:p>
      <text:p text:style-name="P42">9820g -&gt; 9820g</text:p>
      <text:p text:style-name="P42">Rechts: 2*10g, 3*100g, 3*500g, 3*1000g, 1*5000g</text:p>
      <text:p text:style-name="P42">Links: </text:p>
      <text:p text:style-name="P42">9830g -&gt; 9830g</text:p>
      <text:p text:style-name="P42">Rechts: 3*10g, 3*100g, 3*500g, 3*1000g, 1*5000g</text:p>
      <text:p text:style-name="P42">Links: </text:p>
      <text:p text:style-name="P42">9840g -&gt; 9840g</text:p>
      <text:p text:style-name="P42">Rechts: 1*50g, 3*100g, 3*500g, 3*1000g, 1*5000g</text:p>
      <text:p text:style-name="P42">Links: 1*10g</text:p>
      <text:p text:style-name="P42">9850g -&gt; 9850g</text:p>
      <text:p text:style-name="P42">Rechts: 1*50g, 3*100g, 3*500g, 3*1000g, 1*5000g</text:p>
      <text:p text:style-name="P42">Links: </text:p>
      <text:p text:style-name="P42">9860g -&gt; 9860g</text:p>
      <text:p text:style-name="P42">Rechts: 1*10g, 1*50g, 3*100g, 3*500g, 3*1000g, 1*5000g</text:p>
      <text:p text:style-name="P42">Links: </text:p>
      <text:p text:style-name="P42">9870g -&gt; 9870g</text:p>
      <text:p text:style-name="P42">Rechts: 2*10g, 1*50g, 3*100g, 3*500g, 3*1000g, 1*5000g</text:p>
      <text:p text:style-name="P42">Links: </text:p>
      <text:p text:style-name="P42">9880g -&gt; 9880g</text:p>
      <text:p text:style-name="P42">Rechts: 3*10g, 1*50g, 3*100g, 3*500g, 3*1000g, 1*5000g</text:p>
      <text:p text:style-name="P42">Links: </text:p>
      <text:p text:style-name="P42">9890g -&gt; 9890g</text:p>
      <text:p text:style-name="P42">Rechts: 2*50g, 3*100g, 3*500g, 3*1000g, 1*5000g</text:p>
      <text:p text:style-name="P42">Links: 1*10g</text:p>
      <text:p text:style-name="P42">9900g -&gt; 9900g</text:p>
      <text:p text:style-name="P42">Rechts: 2*50g, 3*100g, 3*500g, 3*1000g, 1*5000g</text:p>
      <text:p text:style-name="P42">Links: </text:p>
      <text:p text:style-name="P42">9910g -&gt; 9910g</text:p>
      <text:p text:style-name="P42">Rechts: 1*10g, 2*50g, 3*100g, 3*500g, 3*1000g, 1*5000g</text:p>
      <text:p text:style-name="P42">Links: </text:p>
      <text:p text:style-name="P42">9920g -&gt; 9920g</text:p>
      <text:p text:style-name="P42">Rechts: 2*10g, 2*50g, 3*100g, 3*500g, 3*1000g, 1*5000g</text:p>
      <text:p text:style-name="P42">Links: </text:p>
      <text:p text:style-name="P42">9930g -&gt; 9930g</text:p>
      <text:p text:style-name="P42">Rechts: 3*10g, 2*50g, 3*100g, 3*500g, 3*1000g, 1*5000g</text:p>
      <text:p text:style-name="P42"><text:soft-page-break/>Links: </text:p>
      <text:p text:style-name="P42">9940g -&gt; 9930g</text:p>
      <text:p text:style-name="P42">Rechts: 3*10g, 2*50g, 3*100g, 3*500g, 3*1000g, 1*5000g</text:p>
      <text:p text:style-name="P42">Links: </text:p>
      <text:p text:style-name="P42">9950g -&gt; 9930g</text:p>
      <text:p text:style-name="P42">Rechts: 3*10g, 2*50g, 3*100g, 3*500g, 3*1000g, 1*5000g</text:p>
      <text:p text:style-name="P42">Links: </text:p>
      <text:p text:style-name="P42">9960g -&gt; 9930g</text:p>
      <text:p text:style-name="P42">Rechts: 3*10g, 2*50g, 3*100g, 3*500g, 3*1000g, 1*5000g</text:p>
      <text:p text:style-name="P42">Links: </text:p>
      <text:p text:style-name="P42">9970g -&gt; 9930g</text:p>
      <text:p text:style-name="P42">Rechts: 3*10g, 2*50g, 3*100g, 3*500g, 3*1000g, 1*5000g</text:p>
      <text:p text:style-name="P42">Links: </text:p>
      <text:p text:style-name="P42">9980g -&gt; 9930g</text:p>
      <text:p text:style-name="P42">Rechts: 3*10g, 2*50g, 3*100g, 3*500g, 3*1000g, 1*5000g</text:p>
      <text:p text:style-name="P42">Links: </text:p>
      <text:p text:style-name="P42">9990g -&gt; 9930g</text:p>
      <text:p text:style-name="P42">Rechts: 3*10g, 2*50g, 3*100g, 3*500g, 3*1000g, 1*5000g</text:p>
      <text:p text:style-name="P42">Links: </text:p>
      <text:p text:style-name="P42">10000g -&gt; 9930g</text:p>
      <text:p text:style-name="P42">Rechts: 3*10g, 2*50g, 3*100g, 3*500g, 3*1000g, 1*5000g</text:p>
      <text:p text:style-name="P24"><text:span text:style-name="T14">Links: </text:span><text:span text:style-name="T13"><text:line-break/></text:span></text:p>
      <text:p text:style-name="P25"><text:span text:style-name="T4">E</text:span><text:span text:style-name="T3">s wird immer zuerst angegeben, wie nah man an das gesuchte Gewicht ran kommt und dann welche Gewichtsstücke man nach rechts bzw. links legen muss. </text:span><text:span text:style-name="T5">Man sieht auch, dass immer die minimale Anzahl an Gewichten mit der geringsten Gesamtmasse ausgegeben wird. So wird für 30g 3*10g rechts angegeben und nicht 1*50g links und 2*10g Rechts da die Gesamtmasse von 30g kleiner als die Gesamtmasse von 70g.</text:span></text:p>
      <text:p text:style-name="P47"/>
      <text:p text:style-name="P7"><text:span text:style-name="T4">Bei </text:span><text:span text:style-name="T8">Gewichtsstücke </text:span><text:span text:style-name="T9">1</text:span><text:span text:style-name="T4"> erzeugt das Programm folgende Ausgabe:</text:span></text:p>
      <text:p text:style-name="P20"/>
      <text:p text:style-name="P28">10g -&gt; 10g</text:p>
      <text:p text:style-name="P42">Rechts: 2*42g</text:p>
      <text:p text:style-name="P42">Links: 5*371g</text:p>
      <text:p text:style-name="P42">20g -&gt; 19g</text:p>
      <text:p text:style-name="P42">Rechts: 2*42g, 3*127g, 1*2000g</text:p>
      <text:p text:style-name="P42">Links: 2*371g</text:p>
      <text:p text:style-name="P42">30g -&gt; 29g</text:p>
      <text:p text:style-name="P42">Rechts: 3*42g, 1*2000g</text:p>
      <text:p text:style-name="P42">Links: 1*127g, 3*371g</text:p>
      <text:p text:style-name="P42">40g -&gt; 42g</text:p>
      <text:p text:style-name="P42">Rechts: 3*127g, 4*371g</text:p>
      <text:p text:style-name="P42">Links: 1*42g</text:p>
      <text:p text:style-name="P42">50g -&gt; 51g</text:p>
      <text:p text:style-name="P42">Rechts: 3*42g, 1*2000g</text:p>
      <text:p text:style-name="P42">Links: 1*371g</text:p>
      <text:p text:style-name="P42">60g -&gt; 60g</text:p>
      <text:p text:style-name="P42">Rechts: 2*127g, 1*2000g</text:p>
      <text:p text:style-name="P42">Links: 1*42g, 1*371g</text:p>
      <text:p text:style-name="P42">70g -&gt; 70g</text:p>
      <text:p text:style-name="P42">Rechts: 1*2000g</text:p>
      <text:p text:style-name="P42">Links: 2*127g, 2*371g</text:p>
      <text:p text:style-name="P42">80g -&gt; 84g</text:p>
      <text:p text:style-name="P42">Rechts: 3*127g, 4*371g</text:p>
      <text:p text:style-name="P42">Links: </text:p>
      <text:p text:style-name="P42">90g -&gt; 93g</text:p>
      <text:p text:style-name="P42"><text:soft-page-break/>Rechts: 1*2000g</text:p>
      <text:p text:style-name="P42">Links: 3*42g</text:p>
      <text:p text:style-name="P42">100g -&gt; 100g</text:p>
      <text:p text:style-name="P42">Rechts: 2*371g</text:p>
      <text:p text:style-name="P42">Links: 1*42g, 3*127g, 1*2000g</text:p>
      <text:p text:style-name="P42">110g -&gt; 110g</text:p>
      <text:p text:style-name="P42">Rechts: 1*371g</text:p>
      <text:p text:style-name="P42">Links: 1*42g, 1*2000g</text:p>
      <text:p text:style-name="P42">120g -&gt; 118g</text:p>
      <text:p text:style-name="P42">Rechts: 2*42g, 2*127g, 4*371g</text:p>
      <text:p text:style-name="P42">Links: </text:p>
      <text:p text:style-name="P42">130g -&gt; 128g</text:p>
      <text:p text:style-name="P42">Rechts: </text:p>
      <text:p text:style-name="P42">Links: 1*42g, 1*127g, 4*371g</text:p>
      <text:p text:style-name="P42">140g -&gt; 141g</text:p>
      <text:p text:style-name="P42">Rechts: 2*42g, 3*127g, 2*371g</text:p>
      <text:p text:style-name="P42">Links: 1*2000g</text:p>
      <text:p text:style-name="P42">150g -&gt; 151g</text:p>
      <text:p text:style-name="P42">Rechts: 3*42g, 1*371g</text:p>
      <text:p text:style-name="P42">Links: 1*127g, 1*2000g</text:p>
      <text:p text:style-name="P42">160g -&gt; 160g</text:p>
      <text:p text:style-name="P42">Rechts: 3*42g, 2*127g, 4*371g</text:p>
      <text:p text:style-name="P42">Links: </text:p>
      <text:p text:style-name="P42">170g -&gt; 170g</text:p>
      <text:p text:style-name="P42">Rechts: </text:p>
      <text:p text:style-name="P42">Links: 1*127g, 4*371g</text:p>
      <text:p text:style-name="P42">180g -&gt; 178g</text:p>
      <text:p text:style-name="P42">Rechts: 3*42g, 1*127g, 1*2000g</text:p>
      <text:p text:style-name="P42">Links: 1*371g</text:p>
      <text:p text:style-name="P42">190g -&gt; 188g</text:p>
      <text:p text:style-name="P42">Rechts: 1*2000g</text:p>
      <text:p text:style-name="P42">Links: 3*42g, 3*127g, 1*371g</text:p>
      <text:p text:style-name="P42">200g -&gt; 201g</text:p>
      <text:p text:style-name="P42">Rechts: 1*127g, 5*371g</text:p>
      <text:p text:style-name="P42">Links: </text:p>
      <text:p text:style-name="P42">210g -&gt; 211g</text:p>
      <text:p text:style-name="P42">Rechts: 1*42g, 4*371g</text:p>
      <text:p text:style-name="P42">Links: 3*127g</text:p>
      <text:p text:style-name="P42">220g -&gt; 220g</text:p>
      <text:p text:style-name="P42">Rechts: 1*127g, 1*2000g</text:p>
      <text:p text:style-name="P42">Links: 3*42g</text:p>
      <text:p text:style-name="P42">230g -&gt; 230g</text:p>
      <text:p text:style-name="P42">Rechts: 1*2000g</text:p>
      <text:p text:style-name="P42">Links: 2*42g, 3*127g, 1*371g</text:p>
      <text:p text:style-name="P42">240g -&gt; 239g</text:p>
      <text:p text:style-name="P42">Rechts: 1*42g, 1*2000g</text:p>
      <text:p text:style-name="P42">Links: 1*127g, 2*371g</text:p>
      <text:p text:style-name="P42">250g -&gt; 253g</text:p>
      <text:p text:style-name="P42">Rechts: 2*42g, 4*371g</text:p>
      <text:p text:style-name="P42">Links: 3*127g</text:p>
      <text:p text:style-name="P42">260g -&gt; 261g</text:p>
      <text:p text:style-name="P42">Rechts: 1*42g, 1*2000g</text:p>
      <text:p text:style-name="P42">Links: </text:p>
      <text:p text:style-name="P42">270g -&gt; 269g</text:p>
      <text:p text:style-name="P42">Rechts: 2*371g</text:p>
      <text:p text:style-name="P42">Links: 2*127g, 1*2000g</text:p>
      <text:p text:style-name="P42">280g -&gt; 281g</text:p>
      <text:p text:style-name="P42">Rechts: 2*42g, 1*2000g</text:p>
      <text:p text:style-name="P42"><text:soft-page-break/>Links: 1*127g, 2*371g</text:p>
      <text:p text:style-name="P42">290g -&gt; 287g</text:p>
      <text:p text:style-name="P42">Rechts: 3*42g, 3*127g, 4*371g</text:p>
      <text:p text:style-name="P42">Links: </text:p>
      <text:p text:style-name="P42">300g -&gt; 297g</text:p>
      <text:p text:style-name="P42">Rechts: </text:p>
      <text:p text:style-name="P42">Links: 4*371g</text:p>
      <text:p text:style-name="P42">310g -&gt; 310g</text:p>
      <text:p text:style-name="P42">Rechts: 3*371g</text:p>
      <text:p text:style-name="P42">Links: 3*42g, 3*127g, 1*2000g</text:p>
      <text:p text:style-name="P42">320g -&gt; 320g</text:p>
      <text:p text:style-name="P42">Rechts: 2*371g</text:p>
      <text:p text:style-name="P42">Links: 3*42g, 1*2000g</text:p>
      <text:p text:style-name="P42">330g -&gt; 329g</text:p>
      <text:p text:style-name="P42">Rechts: 3*127g, 5*371g</text:p>
      <text:p text:style-name="P42">Links: 3*42g</text:p>
      <text:p text:style-name="P42">340g -&gt; 339g</text:p>
      <text:p text:style-name="P42">Rechts: 1*42g</text:p>
      <text:p text:style-name="P42">Links: 4*371g</text:p>
      <text:p text:style-name="P42">350g -&gt; 352g</text:p>
      <text:p text:style-name="P42">Rechts: 3*371g</text:p>
      <text:p text:style-name="P42">Links: 2*42g, 3*127g, 1*2000g</text:p>
      <text:p text:style-name="P42">360g -&gt; 361g</text:p>
      <text:p text:style-name="P42">Rechts: 6*371g</text:p>
      <text:p text:style-name="P42">Links: 2*42g</text:p>
      <text:p text:style-name="P42">370g -&gt; 370g</text:p>
      <text:p text:style-name="P42">Rechts: 1*42g, 2*127g, 5*371g</text:p>
      <text:p text:style-name="P42">Links: </text:p>
      <text:p text:style-name="P42">380g -&gt; 380g</text:p>
      <text:p text:style-name="P42">Rechts: 2*42g, 4*371g</text:p>
      <text:p text:style-name="P42">Links: 2*127g</text:p>
      <text:p text:style-name="P42">390g -&gt; 390g</text:p>
      <text:p text:style-name="P42">Rechts: 2*42g, 3*127g, 1*2000g</text:p>
      <text:p text:style-name="P42">Links: 1*371g</text:p>
      <text:p text:style-name="P42">400g -&gt; 400g</text:p>
      <text:p text:style-name="P42">Rechts: 3*42g, 1*2000g</text:p>
      <text:p text:style-name="P42">Links: 1*127g, 2*371g</text:p>
      <text:p text:style-name="P42">410g -&gt; 413g</text:p>
      <text:p text:style-name="P42">Rechts: 3*127g, 5*371g</text:p>
      <text:p text:style-name="P42">Links: 1*42g</text:p>
      <text:p text:style-name="P42">420g -&gt; 422g</text:p>
      <text:p text:style-name="P42">Rechts: 3*42g, 1*2000g</text:p>
      <text:p text:style-name="P42">Links: </text:p>
      <text:p text:style-name="P42">430g -&gt; 431g</text:p>
      <text:p text:style-name="P42">Rechts: 2*127g, 1*2000g</text:p>
      <text:p text:style-name="P42">Links: 1*42g</text:p>
      <text:p text:style-name="P42">440g -&gt; 441g</text:p>
      <text:p text:style-name="P42">Rechts: 1*2000g</text:p>
      <text:p text:style-name="P42">Links: 2*127g, 1*371g</text:p>
      <text:p text:style-name="P42">450g -&gt; 446g</text:p>
      <text:p text:style-name="P42">Rechts: 1*127g, 6*371g</text:p>
      <text:p text:style-name="P42">Links: 3*42g</text:p>
      <text:p text:style-name="P42">460g -&gt; 456g</text:p>
      <text:p text:style-name="P42">Rechts: 5*371g</text:p>
      <text:p text:style-name="P42">Links: 2*42g, 3*127g</text:p>
      <text:p text:style-name="P42">470g -&gt; 473g</text:p>
      <text:p text:style-name="P42">Rechts: 2*127g, 1*2000g</text:p>
      <text:p text:style-name="P42">Links: </text:p>
      <text:p text:style-name="P42"><text:soft-page-break/>480g -&gt; 480g</text:p>
      <text:p text:style-name="P42">Rechts: 2*42g, 2*371g</text:p>
      <text:p text:style-name="P42">Links: 1*127g, 1*2000g</text:p>
      <text:p text:style-name="P42">490g -&gt; 489g</text:p>
      <text:p text:style-name="P42">Rechts: 2*42g, 2*127g, 5*371g</text:p>
      <text:p text:style-name="P42">Links: </text:p>
      <text:p text:style-name="P42">500g -&gt; 499g</text:p>
      <text:p text:style-name="P42">Rechts: 3*42g, 4*371g</text:p>
      <text:p text:style-name="P28">Links: 2*127g</text:p>
      <text:p text:style-name="P28"/>
      <text:p text:style-name="P37">[...]</text:p>
      <text:p text:style-name="P29"/>
      <text:p text:style-name="P29">9500g -&gt; 9501g</text:p>
      <text:p text:style-name="P42">Rechts: 1*42g, 1*127g, 3*371g, 5*2000g</text:p>
      <text:p text:style-name="P42">Links: </text:p>
      <text:p text:style-name="P42">9510g -&gt; 9511g</text:p>
      <text:p text:style-name="P42">Rechts: 2*42g, 2*371g, 5*2000g</text:p>
      <text:p text:style-name="P42">Links: 3*127g</text:p>
      <text:p text:style-name="P42">9520g -&gt; 9517g</text:p>
      <text:p text:style-name="P42">Rechts: 3*42g, 1*127g, 5*2000g</text:p>
      <text:p text:style-name="P42">Links: 5*371g</text:p>
      <text:p text:style-name="P42">9530g -&gt; 9527g</text:p>
      <text:p text:style-name="P42">Rechts: 5*2000g</text:p>
      <text:p text:style-name="P42">Links: 3*42g, 3*127g, 5*371g</text:p>
      <text:p text:style-name="P42">9540g -&gt; 9536g</text:p>
      <text:p text:style-name="P42">Rechts: 5*2000g</text:p>
      <text:p text:style-name="P42">Links: 1*127g, 6*371g</text:p>
      <text:p text:style-name="P42">9550g -&gt; 9554g</text:p>
      <text:p text:style-name="P42">Rechts: 2*371g, 5*2000g</text:p>
      <text:p text:style-name="P42">Links: 2*127g</text:p>
      <text:p text:style-name="P42">9560g -&gt; 9559g</text:p>
      <text:p text:style-name="P42">Rechts: 1*127g, 5*2000g</text:p>
      <text:p text:style-name="P42">Links: 3*42g, 4*371g</text:p>
      <text:p text:style-name="P42">9570g -&gt; 9569g</text:p>
      <text:p text:style-name="P42">Rechts: 5*2000g</text:p>
      <text:p text:style-name="P42">Links: 2*42g, 3*127g, 5*371g</text:p>
      <text:p text:style-name="P42">9580g -&gt; 9578g</text:p>
      <text:p text:style-name="P42">Rechts: 1*42g, 5*2000g</text:p>
      <text:p text:style-name="P42">Links: 1*127g, 6*371g</text:p>
      <text:p text:style-name="P42">9590g -&gt; 9587g</text:p>
      <text:p text:style-name="P42">Rechts: 3*127g, 3*371g, 5*2000g</text:p>
      <text:p text:style-name="P42">Links: 3*42g</text:p>
      <text:p text:style-name="P42">9600g -&gt; 9600g</text:p>
      <text:p text:style-name="P42">Rechts: 1*42g, 5*2000g</text:p>
      <text:p text:style-name="P42">Links: 4*371g</text:p>
      <text:p text:style-name="P42">9610g -&gt; 9610g</text:p>
      <text:p text:style-name="P42">Rechts: 1*42g, 3*127g, 5*2000g</text:p>
      <text:p text:style-name="P42">Links: 5*371g</text:p>
      <text:p text:style-name="P42">9620g -&gt; 9620g</text:p>
      <text:p text:style-name="P42">Rechts: 2*42g, 1*127g, 3*371g, 5*2000g</text:p>
      <text:p text:style-name="P42">Links: </text:p>
      <text:p text:style-name="P42">9630g -&gt; 9630g</text:p>
      <text:p text:style-name="P42">Rechts: 3*42g, 2*371g, 5*2000g</text:p>
      <text:p text:style-name="P42">Links: 3*127g</text:p>
      <text:p text:style-name="P42">9640g -&gt; 9639g</text:p>
      <text:p text:style-name="P42">Rechts: 2*371g, 5*2000g</text:p>
      <text:p text:style-name="P42">Links: 1*42g, 1*127g</text:p>
      <text:p text:style-name="P42">9650g -&gt; 9653g</text:p>
      <text:p text:style-name="P42"><text:soft-page-break/>Rechts: 5*2000g</text:p>
      <text:p text:style-name="P42">Links: 3*127g, 5*371g</text:p>
      <text:p text:style-name="P42">9660g -&gt; 9661g</text:p>
      <text:p text:style-name="P42">Rechts: 4*371g, 5*2000g</text:p>
      <text:p text:style-name="P42">Links: 1*42g</text:p>
      <text:p text:style-name="P42">9670g -&gt; 9671g</text:p>
      <text:p text:style-name="P42">Rechts: 3*127g, 3*371g, 5*2000g</text:p>
      <text:p text:style-name="P42">Links: 1*42g</text:p>
      <text:p text:style-name="P42">9680g -&gt; 9681g</text:p>
      <text:p text:style-name="P42">Rechts: 2*371g, 5*2000g</text:p>
      <text:p text:style-name="P42">Links: 1*127g</text:p>
      <text:p text:style-name="P42">9690g -&gt; 9686g</text:p>
      <text:p text:style-name="P42">Rechts: 2*127g, 5*2000g</text:p>
      <text:p text:style-name="P42">Links: 3*42g, 4*371g</text:p>
      <text:p text:style-name="P42">9700g -&gt; 9703g</text:p>
      <text:p text:style-name="P42">Rechts: 4*371g, 5*2000g</text:p>
      <text:p text:style-name="P42">Links: </text:p>
      <text:p text:style-name="P42">9710g -&gt; 9713g</text:p>
      <text:p text:style-name="P42">Rechts: 3*127g, 3*371g, 5*2000g</text:p>
      <text:p text:style-name="P42">Links: </text:p>
      <text:p text:style-name="P42">9720g -&gt; 9719g</text:p>
      <text:p text:style-name="P42">Rechts: 2*42g, 5*2000g</text:p>
      <text:p text:style-name="P42">Links: 4*371g</text:p>
      <text:p text:style-name="P42">9730g -&gt; 9729g</text:p>
      <text:p text:style-name="P42">Rechts: 2*42g, 3*127g, 5*2000g</text:p>
      <text:p text:style-name="P42">Links: 5*371g</text:p>
      <text:p text:style-name="P42">9740g -&gt; 9739g</text:p>
      <text:p text:style-name="P42">Rechts: 3*42g, 5*2000g</text:p>
      <text:p text:style-name="P42">Links: 1*127g, 6*371g</text:p>
      <text:p text:style-name="P42">9750g -&gt; 9747g</text:p>
      <text:p text:style-name="P42">Rechts: 2*42g, 2*127g, 3*371g, 5*2000g</text:p>
      <text:p text:style-name="P42">Links: </text:p>
      <text:p text:style-name="P42">9760g -&gt; 9761g</text:p>
      <text:p text:style-name="P42">Rechts: 3*42g, 5*2000g</text:p>
      <text:p text:style-name="P42">Links: 4*371g</text:p>
      <text:p text:style-name="P42">9770g -&gt; 9770g</text:p>
      <text:p text:style-name="P42">Rechts: 2*127g, 5*2000g</text:p>
      <text:p text:style-name="P42">Links: 1*42g, 4*371g</text:p>
      <text:p text:style-name="P42">9780g -&gt; 9780g</text:p>
      <text:p text:style-name="P42">Rechts: 5*2000g</text:p>
      <text:p text:style-name="P42">Links: 2*127g, 5*371g</text:p>
      <text:p text:style-name="P42">9790g -&gt; 9789g</text:p>
      <text:p text:style-name="P42">Rechts: 3*42g, 2*127g, 3*371g, 5*2000g</text:p>
      <text:p text:style-name="P42">Links: </text:p>
      <text:p text:style-name="P42">9800g -&gt; 9799g</text:p>
      <text:p text:style-name="P42">Rechts: 3*371g, 5*2000g</text:p>
      <text:p text:style-name="P42">Links: 3*42g, 2*127g</text:p>
      <text:p text:style-name="P42">9810g -&gt; 9812g</text:p>
      <text:p text:style-name="P42">Rechts: 2*127g, 5*2000g</text:p>
      <text:p text:style-name="P42">Links: 4*371g</text:p>
      <text:p text:style-name="P42">9820g -&gt; 9822g</text:p>
      <text:p text:style-name="P42">Rechts: 1*42g, 5*2000g</text:p>
      <text:p text:style-name="P42">Links: 2*127g, 5*371g</text:p>
      <text:p text:style-name="P42">9830g -&gt; 9830g</text:p>
      <text:p text:style-name="P42">Rechts: 1*127g, 4*371g, 5*2000g</text:p>
      <text:p text:style-name="P42">Links: </text:p>
      <text:p text:style-name="P42">9840g -&gt; 9840g</text:p>
      <text:p text:style-name="P42">Rechts: 1*42g, 3*371g, 5*2000g</text:p>
      <text:p text:style-name="P42"><text:soft-page-break/>Links: 3*127g</text:p>
      <text:p text:style-name="P42">9850g -&gt; 9846g</text:p>
      <text:p text:style-name="P42">Rechts: 2*42g, 1*127g, 5*2000g</text:p>
      <text:p text:style-name="P42">Links: 4*371g</text:p>
      <text:p text:style-name="P42">9860g -&gt; 9856g</text:p>
      <text:p text:style-name="P42">Rechts: 3*42g, 5*2000g</text:p>
      <text:p text:style-name="P42">Links: 3*127g, 5*371g</text:p>
      <text:p text:style-name="P42">9870g -&gt; 9872g</text:p>
      <text:p text:style-name="P42">Rechts: 1*42g, 1*127g, 4*371g, 5*2000g</text:p>
      <text:p text:style-name="P42">Links: </text:p>
      <text:p text:style-name="P42">9880g -&gt; 9882g</text:p>
      <text:p text:style-name="P42">Rechts: 2*42g, 3*371g, 5*2000g</text:p>
      <text:p text:style-name="P42">Links: 3*127g</text:p>
      <text:p text:style-name="P42">9890g -&gt; 9888g</text:p>
      <text:p text:style-name="P42">Rechts: 3*42g, 1*127g, 5*2000g</text:p>
      <text:p text:style-name="P42">Links: 4*371g</text:p>
      <text:p text:style-name="P42">9900g -&gt; 9898g</text:p>
      <text:p text:style-name="P42">Rechts: 5*2000g</text:p>
      <text:p text:style-name="P42">Links: 3*42g, 3*127g, 4*371g</text:p>
      <text:p text:style-name="P42">9910g -&gt; 9907g</text:p>
      <text:p text:style-name="P42">Rechts: 5*2000g</text:p>
      <text:p text:style-name="P42">Links: 1*127g, 5*371g</text:p>
      <text:p text:style-name="P42">9920g -&gt; 9916g</text:p>
      <text:p text:style-name="P42">Rechts: 3*42g, 3*127g, 3*371g, 5*2000g</text:p>
      <text:p text:style-name="P42">Links: </text:p>
      <text:p text:style-name="P42">9930g -&gt; 9930g</text:p>
      <text:p text:style-name="P42">Rechts: 1*127g, 5*2000g</text:p>
      <text:p text:style-name="P42">Links: 3*42g, 3*371g</text:p>
      <text:p text:style-name="P42">9940g -&gt; 9940g</text:p>
      <text:p text:style-name="P42">Rechts: 5*2000g</text:p>
      <text:p text:style-name="P42">Links: 2*42g, 3*127g, 4*371g</text:p>
      <text:p text:style-name="P42">9950g -&gt; 9949g</text:p>
      <text:p text:style-name="P42">Rechts: 1*42g, 5*2000g</text:p>
      <text:p text:style-name="P42">Links: 1*127g, 5*371g</text:p>
      <text:p text:style-name="P42">9960g -&gt; 9958g</text:p>
      <text:p text:style-name="P42">Rechts: 3*127g, 4*371g, 5*2000g</text:p>
      <text:p text:style-name="P42">Links: 3*42g</text:p>
      <text:p text:style-name="P42">9970g -&gt; 9971g</text:p>
      <text:p text:style-name="P42">Rechts: 1*42g, 5*2000g</text:p>
      <text:p text:style-name="P42">Links: 3*371g</text:p>
      <text:p text:style-name="P42">9980g -&gt; 9981g</text:p>
      <text:p text:style-name="P42">Rechts: 1*42g, 3*127g, 5*2000g</text:p>
      <text:p text:style-name="P42">Links: 4*371g</text:p>
      <text:p text:style-name="P42">9990g -&gt; 9990g</text:p>
      <text:p text:style-name="P42">Rechts: 5*371g, 5*2000g</text:p>
      <text:p text:style-name="P42">Links: 2*42g</text:p>
      <text:p text:style-name="P42">10000g -&gt; 10000g</text:p>
      <text:p text:style-name="P42">Rechts: 3*127g, 4*371g, 5*2000g</text:p>
      <text:p text:style-name="P29">Links: 2*42g</text:p>
      <text:p text:style-name="P20"/>
      <text:p text:style-name="P22"><text:span text:style-name="T18">H</text:span><text:span text:style-name="T17">ier sieht man </text:span><text:span text:style-name="T19">jetzt, dass die 20g nicht genau erreicht werden können und das Programm deshalb die Verteilung für 19g angibt, das 19g am nähst möglichen an 20g liegt.</text:span></text:p>
      <text:p text:style-name="P44"/>
      <text:p text:style-name="P31"><text:span text:style-name="T20">Bei </text:span><text:span text:style-name="T21">Gewichtsstücke </text:span><text:span text:style-name="T22">5</text:span><text:span text:style-name="T20"> erzeugt das Programm folgende Ausgabe:</text:span></text:p>
      <text:p text:style-name="P45"/>
      <text:p text:style-name="P38">10g -&gt; 11g</text:p>
      <text:p text:style-name="P42"><text:soft-page-break/>Rechts: 1*99480g, 1*599761g, 1*4497786g, 1*1499171g, 4*10499654g, 1*41999427g, <text:tab/>3*94499810g, 1*283501867g, 3*661499326g, 1*1984505261g</text:p>
      <text:p text:style-name="P42">Links: </text:p>
      <text:p text:style-name="P42">20g -&gt; 20g</text:p>
      <text:p text:style-name="P42">Rechts: 1*11g, 1*599761g, 1*4497786g, 1*1499171g, 4*10499654g, 1*41999427g, 3*94499810g, <text:tab/>1*283501867g, 3*661499326g, 1*1984505261g</text:p>
      <text:p text:style-name="P42">Links: 1*99480g</text:p>
      <text:p text:style-name="P42">30g -&gt; 31g</text:p>
      <text:p text:style-name="P42">Rechts: 1*11g, 1*599761g, 1*4497786g, 1*1499171g, 4*10499654g, 1*41999427g, 3*94499810g, <text:tab/>1*283501867g, 3*661499326g, 1*1984505261g</text:p>
      <text:p text:style-name="P42">Links: </text:p>
      <text:p text:style-name="P42">40g -&gt; 42g</text:p>
      <text:p text:style-name="P42">Rechts: 1*11g, 1*99480g, 1*599761g, 1*4497786g, 1*1499171g, 4*10499654g, 1*41999427g, <text:tab/>3*94499810g, 1*283501867g, 3*661499326g, 1*1984505261g</text:p>
      <text:p text:style-name="P42">Links: </text:p>
      <text:p text:style-name="P42">50g -&gt; 47g</text:p>
      <text:p text:style-name="P42">Rechts: 1*99511g, 1*599761g, 1*4497786g, 1*1499171g, 4*10499654g, 1*41999427g, <text:tab/>3*94499810g, 1*283501867g, 3*661499326g, 1*1984505261g</text:p>
      <text:p text:style-name="P42">Links: 1*11g, 1*99480g</text:p>
      <text:p text:style-name="P42">60g -&gt; 58g</text:p>
      <text:p text:style-name="P42">Rechts: 1*99511g, 1*599761g, 1*4497786g, 1*1499171g, 4*10499654g, 1*41999427g, <text:tab/>3*94499810g, 1*283501867g, 3*661499326g, 1*1984505261g</text:p>
      <text:p text:style-name="P42">Links: 1*11g</text:p>
      <text:p text:style-name="P42">70g -&gt; 69g</text:p>
      <text:p text:style-name="P42">Rechts: 1*99480g, 1*99511g, 1*599761g, 1*4497786g, 1*1499171g, 4*10499654g, 1*41999427g, <text:tab/>3*94499810g, 1*283501867g, 3*661499326g, 1*1984505261g</text:p>
      <text:p text:style-name="P42">Links: 1*11g</text:p>
      <text:p text:style-name="P42">80g -&gt; 78g</text:p>
      <text:p text:style-name="P42">Rechts: 1*99511g, 1*599761g, 1*4497786g, 1*1499171g, 4*10499654g, 1*41999427g, <text:tab/>3*94499810g, 1*283501867g, 3*661499326g, 1*1984505261g</text:p>
      <text:p text:style-name="P42">Links: 1*99480g</text:p>
      <text:p text:style-name="P42">90g -&gt; 89g</text:p>
      <text:p text:style-name="P42">Rechts: 1*99511g, 1*599761g, 1*4497786g, 1*1499171g, 4*10499654g, 1*41999427g, <text:tab/>3*94499810g, 1*283501867g, 3*661499326g, 1*1984505261g</text:p>
      <text:p text:style-name="P42">Links: </text:p>
      <text:p text:style-name="P42">100g -&gt; 100g</text:p>
      <text:p text:style-name="P42">Rechts: 1*99480g, 1*99511g, 1*599761g, 1*4497786g, 1*1499171g, 4*10499654g, 1*41999427g, <text:tab/>3*94499810g, 1*283501867g, 3*661499326g, 1*1984505261g</text:p>
      <text:p text:style-name="P42">Links: </text:p>
      <text:p text:style-name="P42">110g -&gt; 109g</text:p>
      <text:p text:style-name="P42">Rechts: 1*11g, 1*99511g, 1*599761g, 1*4497786g, 1*1499171g, 4*10499654g, 1*41999427g, <text:tab/>3*94499810g, 1*283501867g, 3*661499326g, 1*1984505261g</text:p>
      <text:p text:style-name="P42">Links: 1*99480g</text:p>
      <text:p text:style-name="P42">120g -&gt; 120g</text:p>
      <text:p text:style-name="P42">Rechts: 1*11g, 1*99511g, 1*599761g, 1*4497786g, 1*1499171g, 4*10499654g, 1*41999427g, <text:tab/>3*94499810g, 1*283501867g, 3*661499326g, 1*1984505261g</text:p>
      <text:p text:style-name="P42">Links: </text:p>
      <text:p text:style-name="P42">130g -&gt; 131g</text:p>
      <text:p text:style-name="P42">Rechts: 1*11g, 1*99480g, 1*99511g, 1*599761g, 1*4497786g, 1*1499171g, 4*10499654g, <text:tab/>1*41999427g, 3*94499810g, 1*283501867g, 3*661499326g, 1*1984505261g</text:p>
      <text:p text:style-name="P42">Links: </text:p>
      <text:p text:style-name="P42">140g -&gt; 139g</text:p>
      <text:p text:style-name="P42">Rechts: 2*299836g, 3*4497786g, 1*1499171g, 4*10499654g, 1*41999427g, 3*94499810g, <text:tab/>1*283501867g, 3*661499326g, 1*1984505261g</text:p>
      <text:p text:style-name="P43">Links: 1*11g, 1*99511g, 1*599761g</text:p>
      <text:p text:style-name="P43">150g -&gt; 150g</text:p>
      <text:p text:style-name="P42">Rechts: 1*99480g, 2*299836g, 3*4497786g, 1*1499171g, 4*10499654g, 1*41999427g, <text:tab/>3*94499810g, 1*283501867g, 3*661499326g, 1*1984505261g</text:p>
      <text:p text:style-name="P42"><text:soft-page-break/>Links: 1*11g, 1*99511g, 1*599761g</text:p>
      <text:p text:style-name="P42">160g -&gt; 159g</text:p>
      <text:p text:style-name="P42">Rechts: 2*299836g, 3*4497786g, 1*1499171g, 4*10499654g, 1*41999427g, 3*94499810g, <text:tab/>1*283501867g, 3*661499326g, 1*1984505261g</text:p>
      <text:p text:style-name="P42">Links: 1*99480g, 1*99511g, 1*599761g</text:p>
      <text:p text:style-name="P42">170g -&gt; 170g</text:p>
      <text:p text:style-name="P42">Rechts: 2*299836g, 3*4497786g, 1*1499171g, 4*10499654g, 1*41999427g, 3*94499810g, <text:tab/>1*283501867g, 3*661499326g, 1*1984505261g</text:p>
      <text:p text:style-name="P42">Links: 1*99511g, 1*599761g</text:p>
      <text:p text:style-name="P42">180g -&gt; 181g</text:p>
      <text:p text:style-name="P42">Rechts: 1*99480g, 2*299836g, 3*4497786g, 1*1499171g, 4*10499654g, 1*41999427g, <text:tab/>3*94499810g, 1*283501867g, 3*661499326g, 1*1984505261g</text:p>
      <text:p text:style-name="P42">Links: 1*99511g, 1*599761g</text:p>
      <text:p text:style-name="P42">190g -&gt; 190g</text:p>
      <text:p text:style-name="P42">Rechts: 1*11g, 2*299836g, 3*4497786g, 1*1499171g, 4*10499654g, 1*41999427g, 3*94499810g, <text:tab/>1*283501867g, 3*661499326g, 1*1984505261g</text:p>
      <text:p text:style-name="P42">Links: 1*99480g, 1*99511g, 1*599761g</text:p>
      <text:p text:style-name="P42">200g -&gt; 201g</text:p>
      <text:p text:style-name="P42">Rechts: 1*11g, 2*299836g, 3*4497786g, 1*1499171g, 4*10499654g, 1*41999427g, 3*94499810g, <text:tab/>1*283501867g, 3*661499326g, 1*1984505261g</text:p>
      <text:p text:style-name="P42">Links: 1*99511g, 1*599761g</text:p>
      <text:p text:style-name="P42">210g -&gt; 212g</text:p>
      <text:p text:style-name="P42">Rechts: 1*11g, 1*99480g, 2*299836g, 3*4497786g, 1*1499171g, 4*10499654g, 1*41999427g, <text:tab/>3*94499810g, 1*283501867g, 3*661499326g, 1*1984505261g</text:p>
      <text:p text:style-name="P42">Links: 1*99511g, 1*599761g</text:p>
      <text:p text:style-name="P42">220g -&gt; 217g</text:p>
      <text:p text:style-name="P42">Rechts: 2*299836g, 3*4497786g, 1*1499171g, 4*10499654g, 1*41999427g, 3*94499810g, <text:tab/>1*283501867g, 3*661499326g, 1*1984505261g</text:p>
      <text:p text:style-name="P42">Links: 1*11g, 1*99480g, 1*599761g</text:p>
      <text:p text:style-name="P42">230g -&gt; 228g</text:p>
      <text:p text:style-name="P42">Rechts: 2*299836g, 3*4497786g, 1*1499171g, 4*10499654g, 1*41999427g, 3*94499810g, <text:tab/>1*283501867g, 3*661499326g, 1*1984505261g</text:p>
      <text:p text:style-name="P42">Links: 1*11g, 1*599761g</text:p>
      <text:p text:style-name="P42">240g -&gt; 239g</text:p>
      <text:p text:style-name="P42">Rechts: 1*99480g, 2*299836g, 3*4497786g, 1*1499171g, 4*10499654g, 1*41999427g, <text:tab/>3*94499810g, 1*283501867g, 3*661499326g, 1*1984505261g</text:p>
      <text:p text:style-name="P42">Links: 1*11g, 1*599761g</text:p>
      <text:p text:style-name="P42">250g -&gt; 248g</text:p>
      <text:p text:style-name="P42">Rechts: 2*299836g, 3*4497786g, 1*1499171g, 4*10499654g, 1*41999427g, 3*94499810g, <text:tab/>1*283501867g, 3*661499326g, 1*1984505261g</text:p>
      <text:p text:style-name="P42">Links: 1*99480g, 1*599761g</text:p>
      <text:p text:style-name="P42">260g -&gt; 259g</text:p>
      <text:p text:style-name="P42">Rechts: 2*299836g, 3*4497786g, 1*1499171g, 4*10499654g, 1*41999427g, 3*94499810g, <text:tab/>1*283501867g, 3*661499326g, 1*1984505261g</text:p>
      <text:p text:style-name="P42">Links: 1*599761g</text:p>
      <text:p text:style-name="P42">270g -&gt; 270g</text:p>
      <text:p text:style-name="P42">Rechts: 1*99480g, 2*299836g, 3*4497786g, 1*1499171g, 4*10499654g, 1*41999427g, <text:tab/>3*94499810g, 1*283501867g, 3*661499326g, 1*1984505261g</text:p>
      <text:p text:style-name="P42">Links: 1*599761g</text:p>
      <text:p text:style-name="P42">280g -&gt; 279g</text:p>
      <text:p text:style-name="P42">Rechts: 1*11g, 2*299836g, 3*4497786g, 1*1499171g, 4*10499654g, 1*41999427g, 3*94499810g, <text:tab/>1*283501867g, 3*661499326g, 1*1984505261g</text:p>
      <text:p text:style-name="P42">Links: 1*99480g, 1*599761g</text:p>
      <text:p text:style-name="P42">290g -&gt; 290g</text:p>
      <text:p text:style-name="P42">Rechts: 1*11g, 2*299836g, 3*4497786g, 1*1499171g, 4*10499654g, 1*41999427g, 3*94499810g, <text:tab/>1*283501867g, 3*661499326g, 1*1984505261g</text:p>
      <text:p text:style-name="P42">Links: 1*599761g</text:p>
      <text:p text:style-name="P42">300g -&gt; 301g</text:p>
      <text:p text:style-name="P42"><text:soft-page-break/>Rechts: 1*11g, 1*99480g, 2*299836g, 3*4497786g, 1*1499171g, 4*10499654g, 1*41999427g, <text:tab/>3*94499810g, 1*283501867g, 3*661499326g, 1*1984505261g</text:p>
      <text:p text:style-name="P42">Links: 1*599761g</text:p>
      <text:p text:style-name="P42">310g -&gt; 306g</text:p>
      <text:p text:style-name="P42">Rechts: 1*99511g, 2*299836g, 3*4497786g, 1*1499171g, 4*10499654g, 1*41999427g, <text:tab/>3*94499810g, 1*283501867g, 3*661499326g, 1*1984505261g</text:p>
      <text:p text:style-name="P42">Links: 1*11g, 1*99480g, 1*599761g</text:p>
      <text:p text:style-name="P42">320g -&gt; 317g</text:p>
      <text:p text:style-name="P42">Rechts: 1*99511g, 2*299836g, 3*4497786g, 1*1499171g, 4*10499654g, 1*41999427g, <text:tab/>3*94499810g, 1*283501867g, 3*661499326g, 1*1984505261g</text:p>
      <text:p text:style-name="P42">Links: 1*11g, 1*599761g</text:p>
      <text:p text:style-name="P42">330g -&gt; 328g</text:p>
      <text:p text:style-name="P42">Rechts: 1*99480g, 1*99511g, 2*299836g, 3*4497786g, 1*1499171g, 4*10499654g, 1*41999427g, <text:tab/>3*94499810g, 1*283501867g, 3*661499326g, 1*1984505261g</text:p>
      <text:p text:style-name="P42">Links: 1*11g, 1*599761g</text:p>
      <text:p text:style-name="P42">340g -&gt; 337g</text:p>
      <text:p text:style-name="P42">Rechts: 1*99511g, 2*299836g, 3*4497786g, 1*1499171g, 4*10499654g, 1*41999427g, <text:tab/>3*94499810g, 1*283501867g, 3*661499326g, 1*1984505261g</text:p>
      <text:p text:style-name="P42">Links: 1*99480g, 1*599761g</text:p>
      <text:p text:style-name="P42">350g -&gt; 348g</text:p>
      <text:p text:style-name="P42">Rechts: 1*99511g, 2*299836g, 3*4497786g, 1*1499171g, 4*10499654g, 1*41999427g, <text:tab/>3*94499810g, 1*283501867g, 3*661499326g, 1*1984505261g</text:p>
      <text:p text:style-name="P42">Links: 1*599761g</text:p>
      <text:p text:style-name="P42">360g -&gt; 359g</text:p>
      <text:p text:style-name="P42">Rechts: 1*99480g, 1*99511g, 2*299836g, 3*4497786g, 1*1499171g, 4*10499654g, 1*41999427g, <text:tab/>3*94499810g, 1*283501867g, 3*661499326g, 1*1984505261g</text:p>
      <text:p text:style-name="P42">Links: 1*599761g</text:p>
      <text:p text:style-name="P42">370g -&gt; 368g</text:p>
      <text:p text:style-name="P42">Rechts: 1*11g, 1*99511g, 2*299836g, 3*4497786g, 1*1499171g, 4*10499654g, 1*41999427g, <text:tab/>3*94499810g, 1*283501867g, 3*661499326g, 1*1984505261g</text:p>
      <text:p text:style-name="P42">Links: 1*99480g, 1*599761g</text:p>
      <text:p text:style-name="P42">380g -&gt; 379g</text:p>
      <text:p text:style-name="P42">Rechts: 1*11g, 1*99511g, 2*299836g, 3*4497786g, 1*1499171g, 4*10499654g, 1*41999427g, <text:tab/>3*94499810g, 1*283501867g, 3*661499326g, 1*1984505261g</text:p>
      <text:p text:style-name="P42">Links: 1*599761g</text:p>
      <text:p text:style-name="P42">390g -&gt; 390g</text:p>
      <text:p text:style-name="P42">Rechts: 1*11g, 1*99480g, 1*99511g, 2*299836g, 3*4497786g, 1*1499171g, 4*10499654g, <text:tab/>1*41999427g, 3*94499810g, 1*283501867g, 3*661499326g, 1*1984505261g</text:p>
      <text:p text:style-name="P42">Links: 1*599761g</text:p>
      <text:p text:style-name="P42">400g -&gt; 390g</text:p>
      <text:p text:style-name="P42">Rechts: 1*11g, 1*99480g, 1*99511g, 2*299836g, 3*4497786g, 1*1499171g, 4*10499654g, <text:tab/>1*41999427g, 3*94499810g, 1*283501867g, 3*661499326g, 1*1984505261g</text:p>
      <text:p text:style-name="P42">Links: 1*599761g</text:p>
      <text:p text:style-name="P42">410g -&gt; 390g</text:p>
      <text:p text:style-name="P42">Rechts: 1*11g, 1*99480g, 1*99511g, 2*299836g, 3*4497786g, 1*1499171g, 4*10499654g, <text:tab/>1*41999427g, 3*94499810g, 1*283501867g, 3*661499326g, 1*1984505261g</text:p>
      <text:p text:style-name="P42">Links: 1*599761g</text:p>
      <text:p text:style-name="P42">420g -&gt; 390g</text:p>
      <text:p text:style-name="P42">Rechts: 1*11g, 1*99480g, 1*99511g, 2*299836g, 3*4497786g, 1*1499171g, 4*10499654g, <text:tab/>1*41999427g, 3*94499810g, 1*283501867g, 3*661499326g, 1*1984505261g</text:p>
      <text:p text:style-name="P42">Links: 1*599761g</text:p>
      <text:p text:style-name="P42">430g -&gt; 390g</text:p>
      <text:p text:style-name="P42">Rechts: 1*11g, 1*99480g, 1*99511g, 2*299836g, 3*4497786g, 1*1499171g, 4*10499654g, <text:tab/>1*41999427g, 3*94499810g, 1*283501867g, 3*661499326g, 1*1984505261g</text:p>
      <text:p text:style-name="P42">Links: 1*599761g</text:p>
      <text:p text:style-name="P42">440g -&gt; 390g</text:p>
      <text:p text:style-name="P42">Rechts: 1*11g, 1*99480g, 1*99511g, 2*299836g, 3*4497786g, 1*1499171g, 4*10499654g, <text:tab/>1*41999427g, 3*94499810g, 1*283501867g, 3*661499326g, 1*1984505261g</text:p>
      <text:p text:style-name="P42"><text:soft-page-break/>Links: 1*599761g</text:p>
      <text:p text:style-name="P42">450g -&gt; 390g</text:p>
      <text:p text:style-name="P42">Rechts: 1*11g, 1*99480g, 1*99511g, 2*299836g, 3*4497786g, 1*1499171g, 4*10499654g, <text:tab/>1*41999427g, 3*94499810g, 1*283501867g, 3*661499326g, 1*1984505261g</text:p>
      <text:p text:style-name="P42">Links: 1*599761g</text:p>
      <text:p text:style-name="P42">460g -&gt; 390g</text:p>
      <text:p text:style-name="P42">Rechts: 1*11g, 1*99480g, 1*99511g, 2*299836g, 3*4497786g, 1*1499171g, 4*10499654g, <text:tab/>1*41999427g, 3*94499810g, 1*283501867g, 3*661499326g, 1*1984505261g</text:p>
      <text:p text:style-name="P42">Links: 1*599761g</text:p>
      <text:p text:style-name="P42">470g -&gt; 390g</text:p>
      <text:p text:style-name="P42">Rechts: 1*11g, 1*99480g, 1*99511g, 2*299836g, 3*4497786g, 1*1499171g, 4*10499654g, <text:tab/>1*41999427g, 3*94499810g, 1*283501867g, 3*661499326g, 1*1984505261g</text:p>
      <text:p text:style-name="P42">Links: 1*599761g</text:p>
      <text:p text:style-name="P42">480g -&gt; 390g</text:p>
      <text:p text:style-name="P42">Rechts: 1*11g, 1*99480g, 1*99511g, 2*299836g, 3*4497786g, 1*1499171g, 4*10499654g, <text:tab/>1*41999427g, 3*94499810g, 1*283501867g, 3*661499326g, 1*1984505261g</text:p>
      <text:p text:style-name="P42">Links: 1*599761g</text:p>
      <text:p text:style-name="P42">490g -&gt; 390g</text:p>
      <text:p text:style-name="P42">Rechts: 1*11g, 1*99480g, 1*99511g, 2*299836g, 3*4497786g, 1*1499171g, 4*10499654g, <text:tab/>1*41999427g, 3*94499810g, 1*283501867g, 3*661499326g, 1*1984505261g</text:p>
      <text:p text:style-name="P42">Links: 1*599761g</text:p>
      <text:p text:style-name="P42">500g -&gt; 390g</text:p>
      <text:p text:style-name="P42">Rechts: 1*11g, 1*99480g, 1*99511g, 2*299836g, 3*4497786g, 1*1499171g, 4*10499654g, <text:tab/>1*41999427g, 3*94499810g, 1*283501867g, 3*661499326g, 1*1984505261g</text:p>
      <text:p text:style-name="P39">Links: 1*599761g</text:p>
      <text:p text:style-name="P45"/>
      <text:p text:style-name="P40">[...]</text:p>
      <text:p text:style-name="P45"/>
      <text:p text:style-name="P38">9500g -&gt; 9503g</text:p>
      <text:p text:style-name="P42">Rechts: 1*11g, 1*99480g, 2*299836g, 2*4497786g, 1*1499171g, 4*10499654g, 1*41999427g, <text:tab/>3*94499810g, 1*283501867g, 3*661499326g, 1*1984505261g</text:p>
      <text:p text:style-name="P42">Links: </text:p>
      <text:p text:style-name="P42">9510g -&gt; 9508g</text:p>
      <text:p text:style-name="P42">Rechts: 1*99511g, 2*299836g, 2*4497786g, 1*1499171g, 4*10499654g, 1*41999427g, <text:tab/>3*94499810g, 1*283501867g, 3*661499326g, 1*1984505261g</text:p>
      <text:p text:style-name="P42">Links: 1*11g, 1*99480g</text:p>
      <text:p text:style-name="P42">9520g -&gt; 9519g</text:p>
      <text:p text:style-name="P42">Rechts: 1*99511g, 2*299836g, 2*4497786g, 1*1499171g, 4*10499654g, 1*41999427g, <text:tab/>3*94499810g, 1*283501867g, 3*661499326g, 1*1984505261g</text:p>
      <text:p text:style-name="P42">Links: 1*11g</text:p>
      <text:p text:style-name="P42">9530g -&gt; 9530g</text:p>
      <text:p text:style-name="P42">Rechts: 1*99480g, 1*99511g, 2*299836g, 2*4497786g, 1*1499171g, 4*10499654g, 1*41999427g, <text:tab/>3*94499810g, 1*283501867g, 3*661499326g, 1*1984505261g</text:p>
      <text:p text:style-name="P42">Links: 1*11g</text:p>
      <text:p text:style-name="P42">9540g -&gt; 9539g</text:p>
      <text:p text:style-name="P42">Rechts: 1*99511g, 2*299836g, 2*4497786g, 1*1499171g, 4*10499654g, 1*41999427g, <text:tab/>3*94499810g, 1*283501867g, 3*661499326g, 1*1984505261g</text:p>
      <text:p text:style-name="P42">Links: 1*99480g</text:p>
      <text:p text:style-name="P42">9550g -&gt; 9550g</text:p>
      <text:p text:style-name="P42">Rechts: 1*99511g, 2*299836g, 2*4497786g, 1*1499171g, 4*10499654g, 1*41999427g, <text:tab/>3*94499810g, 1*283501867g, 3*661499326g, 1*1984505261g</text:p>
      <text:p text:style-name="P42">Links: </text:p>
      <text:p text:style-name="P42">9560g -&gt; 9561g</text:p>
      <text:p text:style-name="P42">Rechts: 1*99480g, 1*99511g, 2*299836g, 2*4497786g, 1*1499171g, 4*10499654g, 1*41999427g, <text:tab/>3*94499810g, 1*283501867g, 3*661499326g, 1*1984505261g</text:p>
      <text:p text:style-name="P42">Links: </text:p>
      <text:p text:style-name="P42">9570g -&gt; 9570g</text:p>
      <text:p text:style-name="P42"><text:soft-page-break/>Rechts: 1*11g, 1*99511g, 2*299836g, 2*4497786g, 1*1499171g, 4*10499654g, 1*41999427g, <text:tab/>3*94499810g, 1*283501867g, 3*661499326g, 1*1984505261g</text:p>
      <text:p text:style-name="P42">Links: 1*99480g</text:p>
      <text:p text:style-name="P42">9580g -&gt; 9581g</text:p>
      <text:p text:style-name="P42">Rechts: 1*11g, 1*99511g, 2*299836g, 2*4497786g, 1*1499171g, 4*10499654g, 1*41999427g, <text:tab/>3*94499810g, 1*283501867g, 3*661499326g, 1*1984505261g</text:p>
      <text:p text:style-name="P42">Links: </text:p>
      <text:p text:style-name="P42">9590g -&gt; 9589g</text:p>
      <text:p text:style-name="P42">Rechts: 1*299836g, 1*599761g, 3*4497786g, 1*1499171g, 4*10499654g, 1*41999427g, <text:tab/>3*94499810g, 1*283501867g, 3*661499326g, 1*1984505261g</text:p>
      <text:p text:style-name="P42">Links: 1*11g, 1*99480g, 1*99511g</text:p>
      <text:p text:style-name="P42">9600g -&gt; 9600g</text:p>
      <text:p text:style-name="P42">Rechts: 1*299836g, 1*599761g, 3*4497786g, 1*1499171g, 4*10499654g, 1*41999427g, <text:tab/>3*94499810g, 1*283501867g, 3*661499326g, 1*1984505261g</text:p>
      <text:p text:style-name="P42">Links: 1*11g, 1*99511g</text:p>
      <text:p text:style-name="P42">9610g -&gt; 9611g</text:p>
      <text:p text:style-name="P42">Rechts: 1*99480g, 1*299836g, 1*599761g, 3*4497786g, 1*1499171g, 4*10499654g, 1*41999427g, <text:tab/>3*94499810g, 1*283501867g, 3*661499326g, 1*1984505261g</text:p>
      <text:p text:style-name="P42">Links: 1*11g, 1*99511g</text:p>
      <text:p text:style-name="P42">9620g -&gt; 9620g</text:p>
      <text:p text:style-name="P42">Rechts: 1*299836g, 1*599761g, 3*4497786g, 1*1499171g, 4*10499654g, 1*41999427g, <text:tab/>3*94499810g, 1*283501867g, 3*661499326g, 1*1984505261g</text:p>
      <text:p text:style-name="P42">Links: 1*99480g, 1*99511g</text:p>
      <text:p text:style-name="P42">9630g -&gt; 9631g</text:p>
      <text:p text:style-name="P42">Rechts: 1*299836g, 1*599761g, 3*4497786g, 1*1499171g, 4*10499654g, 1*41999427g, <text:tab/>3*94499810g, 1*283501867g, 3*661499326g, 1*1984505261g</text:p>
      <text:p text:style-name="P42">Links: 1*99511g</text:p>
      <text:p text:style-name="P42">9640g -&gt; 9642g</text:p>
      <text:p text:style-name="P42">Rechts: 1*99480g, 1*299836g, 1*599761g, 3*4497786g, 1*1499171g, 4*10499654g, 1*41999427g, <text:tab/>3*94499810g, 1*283501867g, 3*661499326g, 1*1984505261g</text:p>
      <text:p text:style-name="P42">Links: 1*99511g</text:p>
      <text:p text:style-name="P42">9650g -&gt; 9651g</text:p>
      <text:p text:style-name="P42">Rechts: 1*11g, 1*299836g, 1*599761g, 3*4497786g, 1*1499171g, 4*10499654g, 1*41999427g, <text:tab/>3*94499810g, 1*283501867g, 3*661499326g, 1*1984505261g</text:p>
      <text:p text:style-name="P42">Links: 1*99480g, 1*99511g</text:p>
      <text:p text:style-name="P42">9660g -&gt; 9662g</text:p>
      <text:p text:style-name="P42">Rechts: 1*11g, 1*299836g, 1*599761g, 3*4497786g, 1*1499171g, 4*10499654g, 1*41999427g, <text:tab/>3*94499810g, 1*283501867g, 3*661499326g, 1*1984505261g</text:p>
      <text:p text:style-name="P42">Links: 1*99511g</text:p>
      <text:p text:style-name="P42">9670g -&gt; 9668g</text:p>
      <text:p text:style-name="P42">Rechts: 3*4497786g, 1*1499171g, 4*10499654g, 1*41999427g, 3*94499810g, 1*283501867g, <text:tab/>3*661499326g, 1*1984505261g</text:p>
      <text:p text:style-name="P42">Links: 1*99511g, 1*299836g, 1*599761g</text:p>
      <text:p text:style-name="P42">9680g -&gt; 9679g</text:p>
      <text:p text:style-name="P42">Rechts: 1*99480g, 3*4497786g, 1*1499171g, 4*10499654g, 1*41999427g, 3*94499810g, <text:tab/>1*283501867g, 3*661499326g, 1*1984505261g</text:p>
      <text:p text:style-name="P42">Links: 1*99511g, 1*299836g, 1*599761g</text:p>
      <text:p text:style-name="P42">9690g -&gt; 9689g</text:p>
      <text:p text:style-name="P42">Rechts: 1*299836g, 1*599761g, 3*4497786g, 1*1499171g, 4*10499654g, 1*41999427g, <text:tab/>3*94499810g, 1*283501867g, 3*661499326g, 1*1984505261g</text:p>
      <text:p text:style-name="P42">Links: 1*11g</text:p>
      <text:p text:style-name="P42">9700g -&gt; 9700g</text:p>
      <text:p text:style-name="P42">Rechts: 1*99480g, 1*299836g, 1*599761g, 3*4497786g, 1*1499171g, 4*10499654g, 1*41999427g, <text:tab/>3*94499810g, 1*283501867g, 3*661499326g, 1*1984505261g</text:p>
      <text:p text:style-name="P42">Links: 1*11g</text:p>
      <text:p text:style-name="P42">9710g -&gt; 9710g</text:p>
      <text:p text:style-name="P42">Rechts: 1*11g, 1*99480g, 3*4497786g, 1*1499171g, 4*10499654g, 1*41999427g, 3*94499810g, <text:tab/>1*283501867g, 3*661499326g, 1*1984505261g</text:p>
      <text:p text:style-name="P42"><text:soft-page-break/>Links: 1*99511g, 1*299836g, 1*599761g</text:p>
      <text:p text:style-name="P42">9720g -&gt; 9720g</text:p>
      <text:p text:style-name="P42">Rechts: 1*299836g, 1*599761g, 3*4497786g, 1*1499171g, 4*10499654g, 1*41999427g, <text:tab/>3*94499810g, 1*283501867g, 3*661499326g, 1*1984505261g</text:p>
      <text:p text:style-name="P42">Links: </text:p>
      <text:p text:style-name="P42">9730g -&gt; 9731g</text:p>
      <text:p text:style-name="P42">Rechts: 1*99480g, 1*299836g, 1*599761g, 3*4497786g, 1*1499171g, 4*10499654g, 1*41999427g, <text:tab/>3*94499810g, 1*283501867g, 3*661499326g, 1*1984505261g</text:p>
      <text:p text:style-name="P42">Links: </text:p>
      <text:p text:style-name="P42">9740g -&gt; 9740g</text:p>
      <text:p text:style-name="P42">Rechts: 1*11g, 1*299836g, 1*599761g, 3*4497786g, 1*1499171g, 4*10499654g, 1*41999427g, <text:tab/>3*94499810g, 1*283501867g, 3*661499326g, 1*1984505261g</text:p>
      <text:p text:style-name="P42">Links: 1*99480g</text:p>
      <text:p text:style-name="P42">9750g -&gt; 9751g</text:p>
      <text:p text:style-name="P42">Rechts: 1*11g, 1*299836g, 1*599761g, 3*4497786g, 1*1499171g, 4*10499654g, 1*41999427g, <text:tab/>3*94499810g, 1*283501867g, 3*661499326g, 1*1984505261g</text:p>
      <text:p text:style-name="P42">Links: </text:p>
      <text:p text:style-name="P42">9760g -&gt; 9762g</text:p>
      <text:p text:style-name="P42">Rechts: 1*11g, 1*99480g, 1*299836g, 1*599761g, 3*4497786g, 1*1499171g, 4*10499654g, <text:tab/>1*41999427g, 3*94499810g, 1*283501867g, 3*661499326g, 1*1984505261g</text:p>
      <text:p text:style-name="P42">Links: </text:p>
      <text:p text:style-name="P42">9770g -&gt; 9768g</text:p>
      <text:p text:style-name="P42">Rechts: 1*99480g, 3*4497786g, 1*1499171g, 4*10499654g, 1*41999427g, 3*94499810g, <text:tab/>1*283501867g, 3*661499326g, 1*1984505261g</text:p>
      <text:p text:style-name="P42">Links: 1*299836g, 1*599761g</text:p>
      <text:p text:style-name="P42">9780g -&gt; 9778g</text:p>
      <text:p text:style-name="P42">Rechts: 1*99511g, 1*299836g, 1*599761g, 3*4497786g, 1*1499171g, 4*10499654g, 1*41999427g, <text:tab/>3*94499810g, 1*283501867g, 3*661499326g, 1*1984505261g</text:p>
      <text:p text:style-name="P42">Links: 1*11g</text:p>
      <text:p text:style-name="P42">9790g -&gt; 9789g</text:p>
      <text:p text:style-name="P42">Rechts: 1*99480g, 1*99511g, 1*299836g, 1*599761g, 3*4497786g, 1*1499171g, 4*10499654g, <text:tab/>1*41999427g, 3*94499810g, 1*283501867g, 3*661499326g, 1*1984505261g</text:p>
      <text:p text:style-name="P42">Links: 1*11g</text:p>
      <text:p text:style-name="P42">9800g -&gt; 9799g</text:p>
      <text:p text:style-name="P42">Rechts: 1*11g, 1*99480g, 3*4497786g, 1*1499171g, 4*10499654g, 1*41999427g, 3*94499810g, <text:tab/>1*283501867g, 3*661499326g, 1*1984505261g</text:p>
      <text:p text:style-name="P42">Links: 1*299836g, 1*599761g</text:p>
      <text:p text:style-name="P42">9810g -&gt; 9809g</text:p>
      <text:p text:style-name="P42">Rechts: 1*99511g, 1*299836g, 1*599761g, 3*4497786g, 1*1499171g, 4*10499654g, 1*41999427g, <text:tab/>3*94499810g, 1*283501867g, 3*661499326g, 1*1984505261g</text:p>
      <text:p text:style-name="P42">Links: </text:p>
      <text:p text:style-name="P42">9820g -&gt; 9820g</text:p>
      <text:p text:style-name="P42">Rechts: 1*99480g, 1*99511g, 1*299836g, 1*599761g, 3*4497786g, 1*1499171g, 4*10499654g, <text:tab/>1*41999427g, 3*94499810g, 1*283501867g, 3*661499326g, 1*1984505261g</text:p>
      <text:p text:style-name="P42">Links: </text:p>
      <text:p text:style-name="P42">9830g -&gt; 9829g</text:p>
      <text:p text:style-name="P42">Rechts: 1*11g, 1*99511g, 1*299836g, 1*599761g, 3*4497786g, 1*1499171g, 4*10499654g, <text:tab/>1*41999427g, 3*94499810g, 1*283501867g, 3*661499326g, 1*1984505261g</text:p>
      <text:p text:style-name="P42">Links: 1*99480g</text:p>
      <text:p text:style-name="P42">9840g -&gt; 9840g</text:p>
      <text:p text:style-name="P42">Rechts: 1*11g, 1*99511g, 1*299836g, 1*599761g, 3*4497786g, 1*1499171g, 4*10499654g, <text:tab/>1*41999427g, 3*94499810g, 1*283501867g, 3*661499326g, 1*1984505261g</text:p>
      <text:p text:style-name="P42">Links: </text:p>
      <text:p text:style-name="P42">9850g -&gt; 9851g</text:p>
      <text:p text:style-name="P42">Rechts: 1*11g, 1*99480g, 1*99511g, 1*299836g, 1*599761g, 3*4497786g, 1*1499171g, <text:tab/>4*10499654g, 1*41999427g, 3*94499810g, 1*283501867g, 3*661499326g, 1*1984505261g</text:p>
      <text:p text:style-name="P42">Links: </text:p>
      <text:p text:style-name="P42">9860g -&gt; 9857g</text:p>
      <text:p text:style-name="P42"><text:soft-page-break/>Rechts: 1*99480g, 1*99511g, 3*4497786g, 1*1499171g, 4*10499654g, 1*41999427g, 3*94499810g, <text:tab/>1*283501867g, 3*661499326g, 1*1984505261g</text:p>
      <text:p text:style-name="P42">Links: 1*299836g, 1*599761g</text:p>
      <text:p text:style-name="P42">9870g -&gt; 9866g</text:p>
      <text:p text:style-name="P42">Rechts: 1*11g, 1*99511g, 3*4497786g, 1*1499171g, 4*10499654g, 1*41999427g, 3*94499810g, <text:tab/>1*283501867g, 3*661499326g, 1*1984505261g</text:p>
      <text:p text:style-name="P42">Links: 1*99480g, 1*299836g, 1*599761g</text:p>
      <text:p text:style-name="P42">9880g -&gt; 9877g</text:p>
      <text:p text:style-name="P42">Rechts: 1*11g, 1*99511g, 3*4497786g, 1*1499171g, 4*10499654g, 1*41999427g, 3*94499810g, <text:tab/>1*283501867g, 3*661499326g, 1*1984505261g</text:p>
      <text:p text:style-name="P42">Links: 1*299836g, 1*599761g</text:p>
      <text:p text:style-name="P42">9890g -&gt; 9888g</text:p>
      <text:p text:style-name="P42">Rechts: 1*11g, 1*99480g, 1*99511g, 3*4497786g, 1*1499171g, 4*10499654g, 1*41999427g, <text:tab/>3*94499810g, 1*283501867g, 3*661499326g, 1*1984505261g</text:p>
      <text:p text:style-name="P42">Links: 1*299836g, 1*599761g</text:p>
      <text:p text:style-name="P42">9900g -&gt; 9888g</text:p>
      <text:p text:style-name="P42">Rechts: 1*11g, 1*99480g, 1*99511g, 3*4497786g, 1*1499171g, 4*10499654g, 1*41999427g, <text:tab/>3*94499810g, 1*283501867g, 3*661499326g, 1*1984505261g</text:p>
      <text:p text:style-name="P42">Links: 1*299836g, 1*599761g</text:p>
      <text:p text:style-name="P42">9910g -&gt; 9888g</text:p>
      <text:p text:style-name="P42">Rechts: 1*11g, 1*99480g, 1*99511g, 3*4497786g, 1*1499171g, 4*10499654g, 1*41999427g, <text:tab/>3*94499810g, 1*283501867g, 3*661499326g, 1*1984505261g</text:p>
      <text:p text:style-name="P42">Links: 1*299836g, 1*599761g</text:p>
      <text:p text:style-name="P42">9920g -&gt; 9888g</text:p>
      <text:p text:style-name="P42">Rechts: 1*11g, 1*99480g, 1*99511g, 3*4497786g, 1*1499171g, 4*10499654g, 1*41999427g, <text:tab/>3*94499810g, 1*283501867g, 3*661499326g, 1*1984505261g</text:p>
      <text:p text:style-name="P42">Links: 1*299836g, 1*599761g</text:p>
      <text:p text:style-name="P42">9930g -&gt; 9888g</text:p>
      <text:p text:style-name="P42">Rechts: 1*11g, 1*99480g, 1*99511g, 3*4497786g, 1*1499171g, 4*10499654g, 1*41999427g, <text:tab/>3*94499810g, 1*283501867g, 3*661499326g, 1*1984505261g</text:p>
      <text:p text:style-name="P42">Links: 1*299836g, 1*599761g</text:p>
      <text:p text:style-name="P42">9940g -&gt; 9888g</text:p>
      <text:p text:style-name="P42">Rechts: 1*11g, 1*99480g, 1*99511g, 3*4497786g, 1*1499171g, 4*10499654g, 1*41999427g, <text:tab/>3*94499810g, 1*283501867g, 3*661499326g, 1*1984505261g</text:p>
      <text:p text:style-name="P42">Links: 1*299836g, 1*599761g</text:p>
      <text:p text:style-name="P42">9950g -&gt; 9888g</text:p>
      <text:p text:style-name="P42">Rechts: 1*11g, 1*99480g, 1*99511g, 3*4497786g, 1*1499171g, 4*10499654g, 1*41999427g, <text:tab/>3*94499810g, 1*283501867g, 3*661499326g, 1*1984505261g</text:p>
      <text:p text:style-name="P42">Links: 1*299836g, 1*599761g</text:p>
      <text:p text:style-name="P42">9960g -&gt; 9888g</text:p>
      <text:p text:style-name="P42">Rechts: 1*11g, 1*99480g, 1*99511g, 3*4497786g, 1*1499171g, 4*10499654g, 1*41999427g, <text:tab/>3*94499810g, 1*283501867g, 3*661499326g, 1*1984505261g</text:p>
      <text:p text:style-name="P42">Links: 1*299836g, 1*599761g</text:p>
      <text:p text:style-name="P42">9970g -&gt; 9888g</text:p>
      <text:p text:style-name="P42">Rechts: 1*11g, 1*99480g, 1*99511g, 3*4497786g, 1*1499171g, 4*10499654g, 1*41999427g, <text:tab/>3*94499810g, 1*283501867g, 3*661499326g, 1*1984505261g</text:p>
      <text:p text:style-name="P42">Links: 1*299836g, 1*599761g</text:p>
      <text:p text:style-name="P42">9980g -&gt; 9888g</text:p>
      <text:p text:style-name="P42">Rechts: 1*11g, 1*99480g, 1*99511g, 3*4497786g, 1*1499171g, 4*10499654g, 1*41999427g, <text:tab/>3*94499810g, 1*283501867g, 3*661499326g, 1*1984505261g</text:p>
      <text:p text:style-name="P42">Links: 1*299836g, 1*599761g</text:p>
      <text:p text:style-name="P42">9990g -&gt; 9888g</text:p>
      <text:p text:style-name="P42">Rechts: 1*11g, 1*99480g, 1*99511g, 3*4497786g, 1*1499171g, 4*10499654g, 1*41999427g, <text:tab/>3*94499810g, 1*283501867g, 3*661499326g, 1*1984505261g</text:p>
      <text:p text:style-name="P42">Links: 1*299836g, 1*599761g</text:p>
      <text:p text:style-name="P42">10000g -&gt; 9888g</text:p>
      <text:p text:style-name="P42">Rechts: 1*11g, 1*99480g, 1*99511g, 3*4497786g, 1*1499171g, 4*10499654g, 1*41999427g, <text:tab/>3*94499810g, 1*283501867g, 3*661499326g, 1*1984505261g</text:p>
      <text:p text:style-name="P39"><text:soft-page-break/>Links: 1*299836g, 1*599761g</text:p>
      <text:p text:style-name="P39"/>
      <text:p text:style-name="P41">(Tabs wurden nachträglich zur besseren Lesbarkeit eingefügt)</text:p>
      <text:p text:style-name="P45"/>
      <text:p text:style-name="P34"><text:span text:style-name="T7">H</text:span><text:span text:style-name="T6">ier muss man nun noch dazusagen, dass das Programm ca. 35sec rechnet, wobei die </text:span><text:span text:style-name="T10">reshape</text:span><text:span text:style-name="T6"> Funktion welche nach der meshgrid Funktion ausgeführt werden muss davon die meiste Zeit benötigt. </text:span><text:span text:style-name="T11">Zudem gibt es in der Konsole einen overflow error, dieser muss jedoch nicht weiter betrachtet werden, da </text:span><text:span text:style-name="T12">dieser erst beim sortieren der Gewichte auftritt. So kann es zwar passiert, dass für ein bestimmtes Gewicht nicht die beste Möglichkeit der zu verteilenden Gewichte gefunden wird, jedoch wird dadurch sonst weitestgehend unnötig verbrauchter Speicher vermieden.</text:span></text:p>
      <text:p text:style-name="P18"/>
      <text:p text:style-name="P18">Quelltext:</text:p>
      <text:p text:style-name="P19"/>
      <text:p text:style-name="P32">#importiert numpy für schnellere Berechnungen mit arrays</text:p>
      <text:p text:style-name="P27">from numpy import array, meshgrid, sum</text:p>
      <text:p text:style-name="P26"/>
      <text:p text:style-name="P33">#ließt die Datei mit den Infos zu den Gewichtsstücken ein</text:p>
      <text:p text:style-name="P26">weights = open("gewichtsstuecke.txt", "r")</text:p>
      <text:p text:style-name="P33">#speichert die Anzahl verschieden schwerer Gewichtsstücke</text:p>
      <text:p text:style-name="P26">numberWeights = int(weights.readline())</text:p>
      <text:p text:style-name="P26"/>
      <text:p text:style-name="P33">#Liste mit allen Gewichten</text:p>
      <text:p text:style-name="P26">weightsList = []</text:p>
      <text:p text:style-name="P26"/>
      <text:p text:style-name="P33">#Liste mit möglicher Anzahl der Gewichte multipliziert mit dem Gewicht (Bsp. für 2*10g -&gt; [-20, -10, 0, 10, 20])</text:p>
      <text:p text:style-name="P26">amounts = []</text:p>
      <text:p text:style-name="P26"/>
      <text:p text:style-name="P26">for r in range(numberWeights):</text:p>
      <text:p text:style-name="P26"><text:s text:c="4"/>weight, amount = weights.readline().split()</text:p>
      <text:p text:style-name="P26"><text:s text:c="4"/></text:p>
      <text:p text:style-name="P26"><text:s text:c="4"/>weightsList.append(int(weight))</text:p>
      <text:p text:style-name="P26"><text:s text:c="4"/></text:p>
      <text:p text:style-name="P26"><text:s text:c="4"/>amounts.append([r * int(weight) for r in range(int(amount) * -1, int(amount) + 1)])</text:p>
      <text:p text:style-name="P26"/>
      <text:p text:style-name="P33">#berechnet alle Kombinationsmöglichkeiten der Gewichte</text:p>
      <text:p text:style-name="P26">exec("meshgrid = meshgrid(" + str(amounts)[1:-1] + ")")</text:p>
      <text:p text:style-name="P26">combs = array(meshgrid).T.reshape(-1, numberWeights)</text:p>
      <text:p text:style-name="P26"/>
      <text:p text:style-name="P33">#es muss nur die Hälfe der Kombinationsmöglichkeiten betrachtet werden, da die andere Hälfte genau den negativen Wert ergibt</text:p>
      <text:p text:style-name="P26">combs = combs[:len(combs) // 2]</text:p>
      <text:p text:style-name="P26"/>
      <text:p text:style-name="P33">#berechnet die Summe der jeweiligen Verteilung</text:p>
      <text:p text:style-name="P26">combsSum = sum(combs, axis = 1)</text:p>
      <text:p text:style-name="P26"/>
      <text:p text:style-name="P33">#es werden nur die Summen unter 11kg berücksichtigt</text:p>
      <text:p text:style-name="P26">combsSum = combsSum[abs(combsSum) &lt; 11000]</text:p>
      <text:p text:style-name="P26"/>
      <text:p text:style-name="P33">#erstellt eine Liste mit den Kombinationen und deren Summen [[[10, 100], 110], [[-10, 100], 90], ...]</text:p>
      <text:p text:style-name="P26">possibleWeights = list(zip(combs, combsSum))</text:p>
      <text:p text:style-name="P26"/>
      <text:p text:style-name="P33">#sortiert die Gewichte nach Gewicht und dann nach Summe der einzelnen benötigten Gewichte</text:p>
      <text:p text:style-name="P26">possibleWeights.sort(key = lambda w: (abs(w[1]), sum(abs(x) for x in w[0])))</text:p>
      <text:p text:style-name="P26"/>
      <text:p text:style-name="P33"><text:soft-page-break/>#negiert die Gewichte falls die Summe der Gewichte negativ ist</text:p>
      <text:p text:style-name="P26">possibleWeights = [([-w if (weight[1] &lt; 0) else w for w in weight[0]], abs(weight[1])) for weight in possibleWeights]</text:p>
      <text:p text:style-name="P26"/>
      <text:p text:style-name="P33">#sortiert doppelt erzielte Summen aus, es werden hierbei die behalten, bei welchen man am wenigsten Gewichte braucht</text:p>
      <text:p text:style-name="P26">first = possibleWeights[1]</text:p>
      <text:p text:style-name="P26">possibleWeights = [(possibleWeights[r + 1]) for r in range(len(possibleWeights) - 1) if(possibleWeights[r + 1][1] != possibleWeights[r][1])]</text:p>
      <text:p text:style-name="P26">possibleWeights.append(first)</text:p>
      <text:p text:style-name="P26"/>
      <text:p text:style-name="P33">#gibt die Ergebnisse aus</text:p>
      <text:p text:style-name="P26">for r in range(10, 10010, 10):</text:p>
      <text:p text:style-name="P30"><text:span text:style-name="T16"><text:s text:c="4"/></text:span><text:span text:style-name="T23">#sucht das Gewicht, welches am nächten am gesuchten Gewicht liegt</text:span></text:p>
      <text:p text:style-name="P26"><text:s text:c="4"/>mini = min(possibleWeights, key = lambda x:abs(x[1] - r))</text:p>
      <text:p text:style-name="P26"><text:s text:c="4"/></text:p>
      <text:p text:style-name="P26"><text:s text:c="4"/>weightsRight = [(str(int(mini[0][r] / weightsList[r])) + "*" + str(weightsList[r]) + "g") for r in range(len(weightsList)) if(mini[0][r] &gt; 0)]</text:p>
      <text:p text:style-name="P26"><text:s text:c="4"/>weightsLeft = [(str(int(abs(mini[0][r] / weightsList[r]))) + "*" + str(weightsList[r]) + "g") for r in range(len(weightsList)) if(mini[0][r] &lt; 0)]</text:p>
      <text:p text:style-name="P26"><text:s text:c="4"/></text:p>
      <text:p text:style-name="P23"><text:s text:c="4"/>print(str(r) + "g -&gt; " + str(mini[1]) + "g\nRechts: " + str(weightsRight)[1:-1].replace("'", "") + "\nLinks: " + str(weightsLeft)[1:-1].replac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0T09:23:51.625000000</meta:creation-date>
    <dc:date>2021-11-22T21:06:00.286000000</dc:date>
    <meta:editing-duration>PT3H51M21S</meta:editing-duration>
    <meta:editing-cycles>90</meta:editing-cycles>
    <meta:generator>LibreOffice/7.1.1.2$Windows_X86_64 LibreOffice_project/fe0b08f4af1bacafe4c7ecc87ce55bb426164676</meta:generator>
    <meta:document-statistic meta:table-count="0" meta:image-count="0" meta:object-count="0" meta:page-count="21" meta:paragraph-count="985" meta:word-count="4516" meta:character-count="35256" meta:non-whitespace-character-count="31420"/>
  </office:meta>
</office:document-meta>
</file>